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49in" svg:x="7.4953in" svg:y="1.1921in">
            <draw:object draw:notify-on-update-of-ranges="Sheet1.A1:Sheet1.A200 Sheet1.B1:Sheet1.B200 Sheet1.G1:Sheet1.G30 Sheet1.H1:Sheet1.H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.99695933755376" calcext:value-type="float">
            <text:p>4.9969593376</text:p>
          </table:table-cell>
          <table:table-cell/>
          <table:table-cell office:value-type="float" office:value="0" calcext:value-type="float">
            <text:p>0</text:p>
          </table:table-cell>
          <table:table-cell table:formula="of:=1-[.D1]"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601507537688442" calcext:value-type="float">
            <text:p>0.0060150754</text:p>
          </table:table-cell>
          <table:table-cell office:value-type="float" office:value="4.98426439360286" calcext:value-type="float">
            <text:p>4.9842643936</text:p>
          </table:table-cell>
          <table:table-cell/>
          <table:table-cell office:value-type="float" office:value="0.4437113744" calcext:value-type="float">
            <text:p>0.4437113744</text:p>
          </table:table-cell>
          <table:table-cell table:formula="of:=1-[.D2]" office:value-type="float" office:value="0.5562886256" calcext:value-type="float">
            <text:p>0.5562886256</text:p>
          </table:table-cell>
          <table:table-cell table:formula="of:=[.F1]" office:value-type="float" office:value="1.28" calcext:value-type="float">
            <text:p>1.28</text:p>
          </table:table-cell>
          <table:table-cell table:formula="of:=1-([.F2]*[.E2])" office:value-type="float" office:value="0.287950559232" calcext:value-type="float">
            <text:p>0.2879505592</text:p>
          </table:table-cell>
          <table:table-cell office:value-type="float" office:value="4.2954883644" calcext:value-type="float">
            <text:p>4.2954883644</text:p>
          </table:table-cell>
        </table:table-row>
        <table:table-row table:style-name="ro1">
          <table:table-cell office:value-type="float" office:value="0.0110301507537688" calcext:value-type="float">
            <text:p>0.0110301508</text:p>
          </table:table-cell>
          <table:table-cell office:value-type="float" office:value="4.97128955546571" calcext:value-type="float">
            <text:p>4.9712895555</text:p>
          </table:table-cell>
          <table:table-cell/>
          <table:table-cell office:value-type="float" office:value="0.4582310277" calcext:value-type="float">
            <text:p>0.4582310277</text:p>
          </table:table-cell>
          <table:table-cell table:formula="of:=1-[.D3]" office:value-type="float" office:value="0.5417689723" calcext:value-type="float">
            <text:p>0.5417689723</text:p>
          </table:table-cell>
          <table:table-cell table:formula="of:=[.F2]" office:value-type="float" office:value="1.28" calcext:value-type="float">
            <text:p>1.28</text:p>
          </table:table-cell>
          <table:table-cell table:formula="of:=1-([.F3]*[.E3])" office:value-type="float" office:value="0.306535715456" calcext:value-type="float">
            <text:p>0.3065357155</text:p>
          </table:table-cell>
          <table:table-cell office:value-type="float" office:value="4.251715508" calcext:value-type="float">
            <text:p>4.251715508</text:p>
          </table:table-cell>
        </table:table-row>
        <table:table-row table:style-name="ro1">
          <table:table-cell office:value-type="float" office:value="0.0160452261306533" calcext:value-type="float">
            <text:p>0.0160452261</text:p>
          </table:table-cell>
          <table:table-cell office:value-type="float" office:value="4.95825821914162" calcext:value-type="float">
            <text:p>4.9582582191</text:p>
          </table:table-cell>
          <table:table-cell/>
          <table:table-cell office:value-type="float" office:value="0.4773560821" calcext:value-type="float">
            <text:p>0.4773560821</text:p>
          </table:table-cell>
          <table:table-cell table:formula="of:=1-[.D4]" office:value-type="float" office:value="0.5226439179" calcext:value-type="float">
            <text:p>0.5226439179</text:p>
          </table:table-cell>
          <table:table-cell table:formula="of:=[.F3]" office:value-type="float" office:value="1.28" calcext:value-type="float">
            <text:p>1.28</text:p>
          </table:table-cell>
          <table:table-cell table:formula="of:=1-([.F4]*[.E4])" office:value-type="float" office:value="0.331015785088" calcext:value-type="float">
            <text:p>0.3310157851</text:p>
          </table:table-cell>
          <table:table-cell office:value-type="float" office:value="4.2011960539" calcext:value-type="float">
            <text:p>4.2011960539</text:p>
          </table:table-cell>
        </table:table-row>
        <table:table-row table:style-name="ro1">
          <table:table-cell office:value-type="float" office:value="0.0210603015075377" calcext:value-type="float">
            <text:p>0.0210603015</text:p>
          </table:table-cell>
          <table:table-cell office:value-type="float" office:value="4.94521547659081" calcext:value-type="float">
            <text:p>4.9452154766</text:p>
          </table:table-cell>
          <table:table-cell/>
          <table:table-cell office:value-type="float" office:value="0.4946785452" calcext:value-type="float">
            <text:p>0.4946785452</text:p>
          </table:table-cell>
          <table:table-cell table:formula="of:=1-[.D5]" office:value-type="float" office:value="0.5053214548" calcext:value-type="float">
            <text:p>0.5053214548</text:p>
          </table:table-cell>
          <table:table-cell table:formula="of:=[.F4]" office:value-type="float" office:value="1.28" calcext:value-type="float">
            <text:p>1.28</text:p>
          </table:table-cell>
          <table:table-cell table:formula="of:=1-([.F5]*[.E5])" office:value-type="float" office:value="0.353188537856" calcext:value-type="float">
            <text:p>0.3531885379</text:p>
          </table:table-cell>
          <table:table-cell office:value-type="float" office:value="4.1574086469" calcext:value-type="float">
            <text:p>4.1574086469</text:p>
          </table:table-cell>
        </table:table-row>
        <table:table-row table:style-name="ro1">
          <table:table-cell office:value-type="float" office:value="0.0260753768844221" calcext:value-type="float">
            <text:p>0.0260753769</text:p>
          </table:table-cell>
          <table:table-cell office:value-type="float" office:value="4.93217043129327" calcext:value-type="float">
            <text:p>4.9321704313</text:p>
          </table:table-cell>
          <table:table-cell/>
          <table:table-cell office:value-type="float" office:value="0.5138695481" calcext:value-type="float">
            <text:p>0.5138695481</text:p>
          </table:table-cell>
          <table:table-cell table:formula="of:=1-[.D6]" office:value-type="float" office:value="0.4861304519" calcext:value-type="float">
            <text:p>0.4861304519</text:p>
          </table:table-cell>
          <table:table-cell table:formula="of:=[.F5]" office:value-type="float" office:value="1.28" calcext:value-type="float">
            <text:p>1.28</text:p>
          </table:table-cell>
          <table:table-cell table:formula="of:=1-([.F6]*[.E6])" office:value-type="float" office:value="0.377753021568" calcext:value-type="float">
            <text:p>0.3777530216</text:p>
          </table:table-cell>
          <table:table-cell office:value-type="float" office:value="4.1136115395" calcext:value-type="float">
            <text:p>4.1136115395</text:p>
          </table:table-cell>
        </table:table-row>
        <table:table-row table:style-name="ro1">
          <table:table-cell office:value-type="float" office:value="0.0310904522613065" calcext:value-type="float">
            <text:p>0.0310904523</text:p>
          </table:table-cell>
          <table:table-cell office:value-type="float" office:value="4.91912492110914" calcext:value-type="float">
            <text:p>4.9191249211</text:p>
          </table:table-cell>
          <table:table-cell/>
          <table:table-cell office:value-type="float" office:value="0.5358303864" calcext:value-type="float">
            <text:p>0.5358303864</text:p>
          </table:table-cell>
          <table:table-cell table:formula="of:=1-[.D7]" office:value-type="float" office:value="0.4641696136" calcext:value-type="float">
            <text:p>0.4641696136</text:p>
          </table:table-cell>
          <table:table-cell table:formula="of:=[.F6]" office:value-type="float" office:value="1.28" calcext:value-type="float">
            <text:p>1.28</text:p>
          </table:table-cell>
          <table:table-cell table:formula="of:=1-([.F7]*[.E7])" office:value-type="float" office:value="0.405862894592" calcext:value-type="float">
            <text:p>0.4058628946</text:p>
          </table:table-cell>
          <table:table-cell office:value-type="float" office:value="4.0664387083" calcext:value-type="float">
            <text:p>4.0664387083</text:p>
          </table:table-cell>
        </table:table-row>
        <table:table-row table:style-name="ro1">
          <table:table-cell office:value-type="float" office:value="0.036105527638191" calcext:value-type="float">
            <text:p>0.0361055276</text:p>
          </table:table-cell>
          <table:table-cell office:value-type="float" office:value="4.90607931707279" calcext:value-type="float">
            <text:p>4.9060793171</text:p>
          </table:table-cell>
          <table:table-cell/>
          <table:table-cell office:value-type="float" office:value="0.5550543635" calcext:value-type="float">
            <text:p>0.5550543635</text:p>
          </table:table-cell>
          <table:table-cell table:formula="of:=1-[.D8]" office:value-type="float" office:value="0.4449456365" calcext:value-type="float">
            <text:p>0.4449456365</text:p>
          </table:table-cell>
          <table:table-cell table:formula="of:=[.F7]" office:value-type="float" office:value="1.28" calcext:value-type="float">
            <text:p>1.28</text:p>
          </table:table-cell>
          <table:table-cell table:formula="of:=1-([.F8]*[.E8])" office:value-type="float" office:value="0.43046958528" calcext:value-type="float">
            <text:p>0.4304695853</text:p>
          </table:table-cell>
          <table:table-cell office:value-type="float" office:value="4.0260027743" calcext:value-type="float">
            <text:p>4.0260027743</text:p>
          </table:table-cell>
        </table:table-row>
        <table:table-row table:style-name="ro1">
          <table:table-cell office:value-type="float" office:value="0.0411206030150754" calcext:value-type="float">
            <text:p>0.041120603</text:p>
          </table:table-cell>
          <table:table-cell office:value-type="float" office:value="4.89303369408951" calcext:value-type="float">
            <text:p>4.8930336941</text:p>
          </table:table-cell>
          <table:table-cell/>
          <table:table-cell office:value-type="float" office:value="0.5798180116" calcext:value-type="float">
            <text:p>0.5798180116</text:p>
          </table:table-cell>
          <table:table-cell table:formula="of:=1-[.D9]" office:value-type="float" office:value="0.4201819884" calcext:value-type="float">
            <text:p>0.4201819884</text:p>
          </table:table-cell>
          <table:table-cell table:formula="of:=[.F8]" office:value-type="float" office:value="1.28" calcext:value-type="float">
            <text:p>1.28</text:p>
          </table:table-cell>
          <table:table-cell table:formula="of:=1-([.F9]*[.E9])" office:value-type="float" office:value="0.462167054848" calcext:value-type="float">
            <text:p>0.4621670548</text:p>
          </table:table-cell>
          <table:table-cell office:value-type="float" office:value="3.9788153925" calcext:value-type="float">
            <text:p>3.9788153925</text:p>
          </table:table-cell>
        </table:table-row>
        <table:table-row table:style-name="ro1">
          <table:table-cell office:value-type="float" office:value="0.0461356783919598" calcext:value-type="float">
            <text:p>0.0461356784</text:p>
          </table:table-cell>
          <table:table-cell office:value-type="float" office:value="4.87998806728126" calcext:value-type="float">
            <text:p>4.8799880673</text:p>
          </table:table-cell>
          <table:table-cell/>
          <table:table-cell office:value-type="float" office:value="0.6064831736" calcext:value-type="float">
            <text:p>0.6064831736</text:p>
          </table:table-cell>
          <table:table-cell table:formula="of:=1-[.D10]" office:value-type="float" office:value="0.3935168264" calcext:value-type="float">
            <text:p>0.3935168264</text:p>
          </table:table-cell>
          <table:table-cell table:formula="of:=[.F9]" office:value-type="float" office:value="1.28" calcext:value-type="float">
            <text:p>1.28</text:p>
          </table:table-cell>
          <table:table-cell table:formula="of:=1-([.F10]*[.E10])" office:value-type="float" office:value="0.496298462208" calcext:value-type="float">
            <text:p>0.4962984622</text:p>
          </table:table-cell>
          <table:table-cell office:value-type="float" office:value="3.9349794837" calcext:value-type="float">
            <text:p>3.9349794837</text:p>
          </table:table-cell>
        </table:table-row>
        <table:table-row table:style-name="ro1">
          <table:table-cell office:value-type="float" office:value="0.0511507537688442" calcext:value-type="float">
            <text:p>0.0511507538</text:p>
          </table:table-cell>
          <table:table-cell office:value-type="float" office:value="4.86694243970083" calcext:value-type="float">
            <text:p>4.8669424397</text:p>
          </table:table-cell>
          <table:table-cell/>
          <table:table-cell office:value-type="float" office:value="0.6340826056" calcext:value-type="float">
            <text:p>0.6340826056</text:p>
          </table:table-cell>
          <table:table-cell table:formula="of:=1-[.D11]" office:value-type="float" office:value="0.3659173944" calcext:value-type="float">
            <text:p>0.3659173944</text:p>
          </table:table-cell>
          <table:table-cell table:formula="of:=[.F10]" office:value-type="float" office:value="1.28" calcext:value-type="float">
            <text:p>1.28</text:p>
          </table:table-cell>
          <table:table-cell table:formula="of:=1-([.F11]*[.E11])" office:value-type="float" office:value="0.531625735168" calcext:value-type="float">
            <text:p>0.5316257352</text:p>
          </table:table-cell>
          <table:table-cell office:value-type="float" office:value="3.8911387248" calcext:value-type="float">
            <text:p>3.8911387248</text:p>
          </table:table-cell>
        </table:table-row>
        <table:table-row table:style-name="ro1">
          <table:table-cell office:value-type="float" office:value="0.0561658291457287" calcext:value-type="float">
            <text:p>0.0561658291</text:p>
          </table:table-cell>
          <table:table-cell office:value-type="float" office:value="4.85389681196452" calcext:value-type="float">
            <text:p>4.853896812</text:p>
          </table:table-cell>
          <table:table-cell/>
          <table:table-cell office:value-type="float" office:value="0.6756301376" calcext:value-type="float">
            <text:p>0.6756301376</text:p>
          </table:table-cell>
          <table:table-cell table:formula="of:=1-[.D12]" office:value-type="float" office:value="0.3243698624" calcext:value-type="float">
            <text:p>0.3243698624</text:p>
          </table:table-cell>
          <table:table-cell table:formula="of:=[.F11]" office:value-type="float" office:value="1.28" calcext:value-type="float">
            <text:p>1.28</text:p>
          </table:table-cell>
          <table:table-cell table:formula="of:=1-([.F12]*[.E12])" office:value-type="float" office:value="0.584806576128" calcext:value-type="float">
            <text:p>0.5848065761</text:p>
          </table:table-cell>
          <table:table-cell office:value-type="float" office:value="3.8405028665" calcext:value-type="float">
            <text:p>3.8405028665</text:p>
          </table:table-cell>
        </table:table-row>
        <table:table-row table:style-name="ro1">
          <table:table-cell office:value-type="float" office:value="0.0611809045226131" calcext:value-type="float">
            <text:p>0.0611809045</text:p>
          </table:table-cell>
          <table:table-cell office:value-type="float" office:value="4.84085118419674" calcext:value-type="float">
            <text:p>4.8408511842</text:p>
          </table:table-cell>
          <table:table-cell/>
          <table:table-cell office:value-type="float" office:value="0.7015259009" calcext:value-type="float">
            <text:p>0.7015259009</text:p>
          </table:table-cell>
          <table:table-cell table:formula="of:=1-[.D13]" office:value-type="float" office:value="0.2984740991" calcext:value-type="float">
            <text:p>0.2984740991</text:p>
          </table:table-cell>
          <table:table-cell table:formula="of:=[.F12]" office:value-type="float" office:value="1.28" calcext:value-type="float">
            <text:p>1.28</text:p>
          </table:table-cell>
          <table:table-cell table:formula="of:=1-([.F13]*[.E13])" office:value-type="float" office:value="0.617953153152" calcext:value-type="float">
            <text:p>0.6179531532</text:p>
          </table:table-cell>
          <table:table-cell office:value-type="float" office:value="3.8134776746" calcext:value-type="float">
            <text:p>3.8134776746</text:p>
          </table:table-cell>
        </table:table-row>
        <table:table-row table:style-name="ro1">
          <table:table-cell office:value-type="float" office:value="0.0661959798994975" calcext:value-type="float">
            <text:p>0.0661959799</text:p>
          </table:table-cell>
          <table:table-cell office:value-type="float" office:value="4.8278055564226" calcext:value-type="float">
            <text:p>4.8278055564</text:p>
          </table:table-cell>
          <table:table-cell/>
          <table:table-cell office:value-type="float" office:value="0.7349287976" calcext:value-type="float">
            <text:p>0.7349287976</text:p>
          </table:table-cell>
          <table:table-cell table:formula="of:=1-[.D14]" office:value-type="float" office:value="0.2650712024" calcext:value-type="float">
            <text:p>0.2650712024</text:p>
          </table:table-cell>
          <table:table-cell table:formula="of:=[.F13]" office:value-type="float" office:value="1.28" calcext:value-type="float">
            <text:p>1.28</text:p>
          </table:table-cell>
          <table:table-cell table:formula="of:=1-([.F14]*[.E14])" office:value-type="float" office:value="0.660708860928" calcext:value-type="float">
            <text:p>0.6607088609</text:p>
          </table:table-cell>
          <table:table-cell office:value-type="float" office:value="3.7897748547" calcext:value-type="float">
            <text:p>3.7897748547</text:p>
          </table:table-cell>
        </table:table-row>
        <table:table-row table:style-name="ro1">
          <table:table-cell office:value-type="float" office:value="0.0712110552763819" calcext:value-type="float">
            <text:p>0.0712110553</text:p>
          </table:table-cell>
          <table:table-cell office:value-type="float" office:value="4.81475992864719" calcext:value-type="float">
            <text:p>4.8147599286</text:p>
          </table:table-cell>
          <table:table-cell/>
          <table:table-cell office:value-type="float" office:value="0.7664631546" calcext:value-type="float">
            <text:p>0.7664631546</text:p>
          </table:table-cell>
          <table:table-cell table:formula="of:=1-[.D15]" office:value-type="float" office:value="0.2335368454" calcext:value-type="float">
            <text:p>0.2335368454</text:p>
          </table:table-cell>
          <table:table-cell table:formula="of:=[.F14]" office:value-type="float" office:value="1.28" calcext:value-type="float">
            <text:p>1.28</text:p>
          </table:table-cell>
          <table:table-cell table:formula="of:=1-([.F15]*[.E15])" office:value-type="float" office:value="0.701072837888" calcext:value-type="float">
            <text:p>0.7010728379</text:p>
          </table:table-cell>
          <table:table-cell office:value-type="float" office:value="3.7660817352" calcext:value-type="float">
            <text:p>3.7660817352</text:p>
          </table:table-cell>
        </table:table-row>
        <table:table-row table:style-name="ro1">
          <table:table-cell office:value-type="float" office:value="0.0762261306532663" calcext:value-type="float">
            <text:p>0.0762261307</text:p>
          </table:table-cell>
          <table:table-cell office:value-type="float" office:value="4.80171430087151" calcext:value-type="float">
            <text:p>4.8017143009</text:p>
          </table:table-cell>
          <table:table-cell/>
          <table:table-cell office:value-type="float" office:value="0.8110772901" calcext:value-type="float">
            <text:p>0.8110772901</text:p>
          </table:table-cell>
          <table:table-cell table:formula="of:=1-[.D16]" office:value-type="float" office:value="0.1889227099" calcext:value-type="float">
            <text:p>0.1889227099</text:p>
          </table:table-cell>
          <table:table-cell table:formula="of:=[.F15]" office:value-type="float" office:value="1.28" calcext:value-type="float">
            <text:p>1.28</text:p>
          </table:table-cell>
          <table:table-cell table:formula="of:=1-([.F16]*[.E16])" office:value-type="float" office:value="0.758178931328" calcext:value-type="float">
            <text:p>0.7581789313</text:p>
          </table:table-cell>
          <table:table-cell office:value-type="float" office:value="3.7423207132" calcext:value-type="float">
            <text:p>3.7423207132</text:p>
          </table:table-cell>
        </table:table-row>
        <table:table-row table:style-name="ro1">
          <table:table-cell office:value-type="float" office:value="0.0812412060301508" calcext:value-type="float">
            <text:p>0.081241206</text:p>
          </table:table-cell>
          <table:table-cell office:value-type="float" office:value="4.78866867309578" calcext:value-type="float">
            <text:p>4.7886686731</text:p>
          </table:table-cell>
          <table:table-cell/>
          <table:table-cell office:value-type="float" office:value="0.8640668805" calcext:value-type="float">
            <text:p>0.8640668805</text:p>
          </table:table-cell>
          <table:table-cell table:formula="of:=1-[.D17]" office:value-type="float" office:value="0.1359331195" calcext:value-type="float">
            <text:p>0.1359331195</text:p>
          </table:table-cell>
          <table:table-cell table:formula="of:=[.F16]" office:value-type="float" office:value="1.28" calcext:value-type="float">
            <text:p>1.28</text:p>
          </table:table-cell>
          <table:table-cell table:formula="of:=1-([.F17]*[.E17])" office:value-type="float" office:value="0.82600560704" calcext:value-type="float">
            <text:p>0.826005607</text:p>
          </table:table-cell>
          <table:table-cell office:value-type="float" office:value="3.7151548662" calcext:value-type="float">
            <text:p>3.7151548662</text:p>
          </table:table-cell>
        </table:table-row>
        <table:table-row table:style-name="ro1">
          <table:table-cell office:value-type="float" office:value="0.0862562814070352" calcext:value-type="float">
            <text:p>0.0862562814</text:p>
          </table:table-cell>
          <table:table-cell office:value-type="float" office:value="4.77562304532004" calcext:value-type="float">
            <text:p>4.7756230453</text:p>
          </table:table-cell>
          <table:table-cell/>
          <table:table-cell office:value-type="float" office:value="0.9067465278" calcext:value-type="float">
            <text:p>0.9067465278</text:p>
          </table:table-cell>
          <table:table-cell table:formula="of:=1-[.D18]" office:value-type="float" office:value="0.0932534722" calcext:value-type="float">
            <text:p>0.0932534722</text:p>
          </table:table-cell>
          <table:table-cell table:formula="of:=[.F17]" office:value-type="float" office:value="1.28" calcext:value-type="float">
            <text:p>1.28</text:p>
          </table:table-cell>
          <table:table-cell table:formula="of:=1-([.F18]*[.E18])" office:value-type="float" office:value="0.880635555584" calcext:value-type="float">
            <text:p>0.8806355556</text:p>
          </table:table-cell>
          <table:table-cell office:value-type="float" office:value="3.6846811978" calcext:value-type="float">
            <text:p>3.6846811978</text:p>
          </table:table-cell>
        </table:table-row>
        <table:table-row table:style-name="ro1">
          <table:table-cell office:value-type="float" office:value="0.0912713567839196" calcext:value-type="float">
            <text:p>0.0912713568</text:p>
          </table:table-cell>
          <table:table-cell office:value-type="float" office:value="4.76257741754429" calcext:value-type="float">
            <text:p>4.7625774175</text:p>
          </table:table-cell>
          <table:table-cell/>
          <table:table-cell office:value-type="float" office:value="0.9502615223" calcext:value-type="float">
            <text:p>0.9502615223</text:p>
          </table:table-cell>
          <table:table-cell table:formula="of:=1-[.D19]" office:value-type="float" office:value="0.0497384776999999" calcext:value-type="float">
            <text:p>0.0497384777</text:p>
          </table:table-cell>
          <table:table-cell table:formula="of:=[.F18]" office:value-type="float" office:value="1.28" calcext:value-type="float">
            <text:p>1.28</text:p>
          </table:table-cell>
          <table:table-cell table:formula="of:=1-([.F19]*[.E19])" office:value-type="float" office:value="0.936334748544" calcext:value-type="float">
            <text:p>0.9363347485</text:p>
          </table:table-cell>
          <table:table-cell office:value-type="float" office:value="3.6441191592" calcext:value-type="float">
            <text:p>3.6441191592</text:p>
          </table:table-cell>
        </table:table-row>
        <table:table-row table:style-name="ro1">
          <table:table-cell office:value-type="float" office:value="0.096286432160804" calcext:value-type="float">
            <text:p>0.0962864322</text:p>
          </table:table-cell>
          <table:table-cell office:value-type="float" office:value="4.74953178976847" calcext:value-type="float">
            <text:p>4.7495317898</text:p>
          </table:table-cell>
          <table:table-cell/>
          <table:table-cell office:value-type="float" office:value="0.9750911188" calcext:value-type="float">
            <text:p>0.9750911188</text:p>
          </table:table-cell>
          <table:table-cell table:formula="of:=1-[.D20]" office:value-type="float" office:value="0.0249088812" calcext:value-type="float">
            <text:p>0.0249088812</text:p>
          </table:table-cell>
          <table:table-cell table:formula="of:=[.F19]" office:value-type="float" office:value="1.28" calcext:value-type="float">
            <text:p>1.28</text:p>
          </table:table-cell>
          <table:table-cell table:formula="of:=1-([.F20]*[.E20])" office:value-type="float" office:value="0.968116632064" calcext:value-type="float">
            <text:p>0.9681166321</text:p>
          </table:table-cell>
          <table:table-cell office:value-type="float" office:value="3.6036541241" calcext:value-type="float">
            <text:p>3.6036541241</text:p>
          </table:table-cell>
        </table:table-row>
        <table:table-row table:style-name="ro1">
          <table:table-cell office:value-type="float" office:value="0.101301507537688" calcext:value-type="float">
            <text:p>0.1013015075</text:p>
          </table:table-cell>
          <table:table-cell office:value-type="float" office:value="4.73648616199235" calcext:value-type="float">
            <text:p>4.736486162</text:p>
          </table:table-cell>
          <table:table-cell/>
          <table:table-cell office:value-type="float" office:value="0.991347415" calcext:value-type="float">
            <text:p>0.991347415</text:p>
          </table:table-cell>
          <table:table-cell table:formula="of:=1-[.D21]" office:value-type="float" office:value="0.00865258499999999" calcext:value-type="float">
            <text:p>0.008652585</text:p>
          </table:table-cell>
          <table:table-cell table:formula="of:=[.F20]" office:value-type="float" office:value="1.28" calcext:value-type="float">
            <text:p>1.28</text:p>
          </table:table-cell>
          <table:table-cell table:formula="of:=1-([.F21]*[.E21])" office:value-type="float" office:value="0.9889246912" calcext:value-type="float">
            <text:p>0.9889246912</text:p>
          </table:table-cell>
          <table:table-cell office:value-type="float" office:value="3.5464268739" calcext:value-type="float">
            <text:p>3.5464268739</text:p>
          </table:table-cell>
        </table:table-row>
        <table:table-row table:style-name="ro1">
          <table:table-cell office:value-type="float" office:value="0.106316582914573" calcext:value-type="float">
            <text:p>0.1063165829</text:p>
          </table:table-cell>
          <table:table-cell office:value-type="float" office:value="4.72344053421475" calcext:value-type="float">
            <text:p>4.7234405342</text:p>
          </table:table-cell>
          <table:table-cell/>
          <table:table-cell office:value-type="float" office:value="0.9962935498" calcext:value-type="float">
            <text:p>0.9962935498</text:p>
          </table:table-cell>
          <table:table-cell table:formula="of:=1-[.D22]" office:value-type="float" office:value="0.00370645019999993" calcext:value-type="float">
            <text:p>0.0037064502</text:p>
          </table:table-cell>
          <table:table-cell table:formula="of:=[.F21]" office:value-type="float" office:value="1.28" calcext:value-type="float">
            <text:p>1.28</text:p>
          </table:table-cell>
          <table:table-cell table:formula="of:=1-([.F22]*[.E22])" office:value-type="float" office:value="0.995255743744" calcext:value-type="float">
            <text:p>0.9952557437</text:p>
          </table:table-cell>
          <table:table-cell office:value-type="float" office:value="3.4791743057" calcext:value-type="float">
            <text:p>3.4791743057</text:p>
          </table:table-cell>
        </table:table-row>
        <table:table-row table:style-name="ro1">
          <table:table-cell office:value-type="float" office:value="0.111331658291457" calcext:value-type="float">
            <text:p>0.1113316583</text:p>
          </table:table-cell>
          <table:table-cell office:value-type="float" office:value="4.71039490642981" calcext:value-type="float">
            <text:p>4.7103949064</text:p>
          </table:table-cell>
          <table:table-cell/>
          <table:table-cell office:value-type="float" office:value="0.9987446344" calcext:value-type="float">
            <text:p>0.9987446344</text:p>
          </table:table-cell>
          <table:table-cell table:formula="of:=1-[.D23]" office:value-type="float" office:value="0.00125536559999995" calcext:value-type="float">
            <text:p>0.0012553656</text:p>
          </table:table-cell>
          <table:table-cell table:formula="of:=[.F22]" office:value-type="float" office:value="1.28" calcext:value-type="float">
            <text:p>1.28</text:p>
          </table:table-cell>
          <table:table-cell table:formula="of:=1-([.F23]*[.E23])" office:value-type="float" office:value="0.998393132032" calcext:value-type="float">
            <text:p>0.998393132</text:p>
          </table:table-cell>
          <table:table-cell office:value-type="float" office:value="3.3480691441" calcext:value-type="float">
            <text:p>3.3480691441</text:p>
          </table:table-cell>
        </table:table-row>
        <table:table-row table:style-name="ro1">
          <table:table-cell office:value-type="float" office:value="0.116346733668342" calcext:value-type="float">
            <text:p>0.1163467337</text:p>
          </table:table-cell>
          <table:table-cell office:value-type="float" office:value="4.69734927860843" calcext:value-type="float">
            <text:p>4.6973492786</text:p>
          </table:table-cell>
          <table:table-cell/>
          <table:table-cell office:value-type="float" office:value="0.9992282564" calcext:value-type="float">
            <text:p>0.9992282564</text:p>
          </table:table-cell>
          <table:table-cell table:formula="of:=1-[.D24]" office:value-type="float" office:value="0.000771743599999986" calcext:value-type="float">
            <text:p>0.0007717436</text:p>
          </table:table-cell>
          <table:table-cell table:formula="of:=[.F23]" office:value-type="float" office:value="1.28" calcext:value-type="float">
            <text:p>1.28</text:p>
          </table:table-cell>
          <table:table-cell table:formula="of:=1-([.F24]*[.E24])" office:value-type="float" office:value="0.999012168192" calcext:value-type="float">
            <text:p>0.9990121682</text:p>
          </table:table-cell>
          <table:table-cell office:value-type="float" office:value="3.2068901629" calcext:value-type="float">
            <text:p>3.2068901629</text:p>
          </table:table-cell>
        </table:table-row>
        <table:table-row table:style-name="ro1">
          <table:table-cell office:value-type="float" office:value="0.121361809045226" calcext:value-type="float">
            <text:p>0.121361809</text:p>
          </table:table-cell>
          <table:table-cell office:value-type="float" office:value="4.68430365060647" calcext:value-type="float">
            <text:p>4.6843036506</text:p>
          </table:table-cell>
          <table:table-cell/>
          <table:table-cell office:value-type="float" office:value="0.9992805755" calcext:value-type="float">
            <text:p>0.9992805755</text:p>
          </table:table-cell>
          <table:table-cell table:formula="of:=1-[.D25]" office:value-type="float" office:value="0.000719424499999954" calcext:value-type="float">
            <text:p>0.0007194245</text:p>
          </table:table-cell>
          <table:table-cell table:formula="of:=[.F24]" office:value-type="float" office:value="1.28" calcext:value-type="float">
            <text:p>1.28</text:p>
          </table:table-cell>
          <table:table-cell table:formula="of:=1-([.F25]*[.E25])" office:value-type="float" office:value="0.99907913664" calcext:value-type="float">
            <text:p>0.9990791366</text:p>
          </table:table-cell>
          <table:table-cell office:value-type="float" office:value="3.0152887311" calcext:value-type="float">
            <text:p>3.0152887311</text:p>
          </table:table-cell>
        </table:table-row>
        <table:table-row table:style-name="ro1">
          <table:table-cell office:value-type="float" office:value="0.126376884422111" calcext:value-type="float">
            <text:p>0.1263768844</text:p>
          </table:table-cell>
          <table:table-cell office:value-type="float" office:value="4.67125802170941" calcext:value-type="float">
            <text:p>4.6712580217</text:p>
          </table:table-cell>
          <table:table-cell/>
          <table:table-cell office:value-type="float" office:value="0.9996402878" calcext:value-type="float">
            <text:p>0.9996402878</text:p>
          </table:table-cell>
          <table:table-cell table:formula="of:=1-[.D26]" office:value-type="float" office:value="0.000359712199999973" calcext:value-type="float">
            <text:p>0.0003597122</text:p>
          </table:table-cell>
          <table:table-cell table:formula="of:=[.F25]" office:value-type="float" office:value="1.28" calcext:value-type="float">
            <text:p>1.28</text:p>
          </table:table-cell>
          <table:table-cell table:formula="of:=1-([.F26]*[.E26])" office:value-type="float" office:value="0.999539568384" calcext:value-type="float">
            <text:p>0.9995395684</text:p>
          </table:table-cell>
          <table:table-cell office:value-type="float" office:value="2.726213272" calcext:value-type="float">
            <text:p>2.726213272</text:p>
          </table:table-cell>
        </table:table-row>
        <table:table-row table:style-name="ro1">
          <table:table-cell office:value-type="float" office:value="0.131391959798995" calcext:value-type="float">
            <text:p>0.1313919598</text:p>
          </table:table-cell>
          <table:table-cell office:value-type="float" office:value="4.65821238837565" calcext:value-type="float">
            <text:p>4.6582123884</text:p>
          </table:table-cell>
          <table:table-cell/>
          <table:table-cell office:value-type="float" office:value="1" calcext:value-type="float">
            <text:p>1</text:p>
          </table:table-cell>
          <table:table-cell table:formula="of:=1-[.D27]" office:value-type="float" office:value="0" calcext:value-type="float">
            <text:p>0</text:p>
          </table:table-cell>
          <table:table-cell table:formula="of:=[.F26]" office:value-type="float" office:value="1.28" calcext:value-type="float">
            <text:p>1.28</text:p>
          </table:table-cell>
          <table:table-cell table:formula="of:=1-([.F27]*[.E27])" office:value-type="float" office:value="1" calcext:value-type="float">
            <text:p>1</text:p>
          </table:table-cell>
          <table:table-cell office:value-type="float" office:value="2.4472261832" calcext:value-type="float">
            <text:p>2.4472261832</text:p>
          </table:table-cell>
        </table:table-row>
        <table:table-row table:style-name="ro1">
          <table:table-cell office:value-type="float" office:value="0.136407035175879" calcext:value-type="float">
            <text:p>0.1364070352</text:p>
          </table:table-cell>
          <table:table-cell office:value-type="float" office:value="4.6451667330507" calcext:value-type="float">
            <text:p>4.6451667331</text:p>
          </table:table-cell>
          <table:table-cell table:number-columns-repeated="6"/>
        </table:table-row>
        <table:table-row table:style-name="ro1">
          <table:table-cell office:value-type="float" office:value="0.141422110552764" calcext:value-type="float">
            <text:p>0.1414221106</text:p>
          </table:table-cell>
          <table:table-cell office:value-type="float" office:value="4.63212096872474" calcext:value-type="float">
            <text:p>4.6321209687</text:p>
          </table:table-cell>
          <table:table-cell table:number-columns-repeated="6"/>
        </table:table-row>
        <table:table-row table:style-name="ro1">
          <table:table-cell office:value-type="float" office:value="0.146437185929648" calcext:value-type="float">
            <text:p>0.1464371859</text:p>
          </table:table-cell>
          <table:table-cell office:value-type="float" office:value="4.61907466413286" calcext:value-type="float">
            <text:p>4.6190746641</text:p>
          </table:table-cell>
          <table:table-cell table:number-columns-repeated="6"/>
        </table:table-row>
        <table:table-row table:style-name="ro1">
          <table:table-cell office:value-type="float" office:value="0.151452261306533" calcext:value-type="float">
            <text:p>0.1514522613</text:p>
          </table:table-cell>
          <table:table-cell office:value-type="float" office:value="4.6060256817323" calcext:value-type="float">
            <text:p>4.6060256817</text:p>
          </table:table-cell>
          <table:table-cell table:number-columns-repeated="6"/>
        </table:table-row>
        <table:table-row table:style-name="ro1">
          <table:table-cell office:value-type="float" office:value="0.156467336683417" calcext:value-type="float">
            <text:p>0.1564673367</text:p>
          </table:table-cell>
          <table:table-cell office:value-type="float" office:value="4.59296342702192" calcext:value-type="float">
            <text:p>4.592963427</text:p>
          </table:table-cell>
          <table:table-cell table:number-columns-repeated="6"/>
        </table:table-row>
        <table:table-row table:style-name="ro1">
          <table:table-cell office:value-type="float" office:value="0.161482412060302" calcext:value-type="float">
            <text:p>0.1614824121</text:p>
          </table:table-cell>
          <table:table-cell office:value-type="float" office:value="4.57983539009492" calcext:value-type="float">
            <text:p>4.5798353901</text:p>
          </table:table-cell>
          <table:table-cell table:number-columns-repeated="6"/>
        </table:table-row>
        <table:table-row table:style-name="ro1">
          <table:table-cell office:value-type="float" office:value="0.166497487437186" calcext:value-type="float">
            <text:p>0.1664974874</text:p>
          </table:table-cell>
          <table:table-cell office:value-type="float" office:value="4.5663813480932" calcext:value-type="float">
            <text:p>4.5663813481</text:p>
          </table:table-cell>
          <table:table-cell table:number-columns-repeated="6"/>
        </table:table-row>
        <table:table-row table:style-name="ro1">
          <table:table-cell office:value-type="float" office:value="0.17151256281407" calcext:value-type="float">
            <text:p>0.1715125628</text:p>
          </table:table-cell>
          <table:table-cell office:value-type="float" office:value="4.55196980079142" calcext:value-type="float">
            <text:p>4.5519698008</text:p>
          </table:table-cell>
          <table:table-cell table:number-columns-repeated="6"/>
        </table:table-row>
        <table:table-row table:style-name="ro1">
          <table:table-cell office:value-type="float" office:value="0.176527638190955" calcext:value-type="float">
            <text:p>0.1765276382</text:p>
          </table:table-cell>
          <table:table-cell office:value-type="float" office:value="4.53706563699612" calcext:value-type="float">
            <text:p>4.537065637</text:p>
          </table:table-cell>
          <table:table-cell table:number-columns-repeated="6"/>
        </table:table-row>
        <table:table-row table:style-name="ro1">
          <table:table-cell office:value-type="float" office:value="0.181542713567839" calcext:value-type="float">
            <text:p>0.1815427136</text:p>
          </table:table-cell>
          <table:table-cell office:value-type="float" office:value="4.52204599698832" calcext:value-type="float">
            <text:p>4.522045997</text:p>
          </table:table-cell>
          <table:table-cell table:number-columns-repeated="6"/>
        </table:table-row>
        <table:table-row table:style-name="ro1">
          <table:table-cell office:value-type="float" office:value="0.186557788944724" calcext:value-type="float">
            <text:p>0.1865577889</text:p>
          </table:table-cell>
          <table:table-cell office:value-type="float" office:value="4.50693145537959" calcext:value-type="float">
            <text:p>4.5069314554</text:p>
          </table:table-cell>
          <table:table-cell table:number-columns-repeated="6"/>
        </table:table-row>
        <table:table-row table:style-name="ro1">
          <table:table-cell office:value-type="float" office:value="0.191572864321608" calcext:value-type="float">
            <text:p>0.1915728643</text:p>
          </table:table-cell>
          <table:table-cell office:value-type="float" office:value="4.49166725423969" calcext:value-type="float">
            <text:p>4.4916672542</text:p>
          </table:table-cell>
          <table:table-cell table:number-columns-repeated="6"/>
        </table:table-row>
        <table:table-row table:style-name="ro1">
          <table:table-cell office:value-type="float" office:value="0.196587939698492" calcext:value-type="float">
            <text:p>0.1965879397</text:p>
          </table:table-cell>
          <table:table-cell office:value-type="float" office:value="4.47640594475595" calcext:value-type="float">
            <text:p>4.4764059448</text:p>
          </table:table-cell>
          <table:table-cell table:number-columns-repeated="6"/>
        </table:table-row>
        <table:table-row table:style-name="ro1">
          <table:table-cell office:value-type="float" office:value="0.201603015075377" calcext:value-type="float">
            <text:p>0.2016030151</text:p>
          </table:table-cell>
          <table:table-cell office:value-type="float" office:value="4.46143122184202" calcext:value-type="float">
            <text:p>4.4614312218</text:p>
          </table:table-cell>
          <table:table-cell table:number-columns-repeated="6"/>
        </table:table-row>
        <table:table-row table:style-name="ro1">
          <table:table-cell office:value-type="float" office:value="0.206618090452261" calcext:value-type="float">
            <text:p>0.2066180905</text:p>
          </table:table-cell>
          <table:table-cell office:value-type="float" office:value="4.44764221593406" calcext:value-type="float">
            <text:p>4.4476422159</text:p>
          </table:table-cell>
          <table:table-cell table:number-columns-repeated="6"/>
        </table:table-row>
        <table:table-row table:style-name="ro1">
          <table:table-cell office:value-type="float" office:value="0.211633165829146" calcext:value-type="float">
            <text:p>0.2116331658</text:p>
          </table:table-cell>
          <table:table-cell office:value-type="float" office:value="4.43492585567159" calcext:value-type="float">
            <text:p>4.4349258557</text:p>
          </table:table-cell>
          <table:table-cell table:number-columns-repeated="6"/>
        </table:table-row>
        <table:table-row table:style-name="ro1">
          <table:table-cell office:value-type="float" office:value="0.21664824120603" calcext:value-type="float">
            <text:p>0.2166482412</text:p>
          </table:table-cell>
          <table:table-cell office:value-type="float" office:value="4.42246506689031" calcext:value-type="float">
            <text:p>4.4224650669</text:p>
          </table:table-cell>
          <table:table-cell table:number-columns-repeated="6"/>
        </table:table-row>
        <table:table-row table:style-name="ro1">
          <table:table-cell office:value-type="float" office:value="0.221663316582915" calcext:value-type="float">
            <text:p>0.2216633166</text:p>
          </table:table-cell>
          <table:table-cell office:value-type="float" office:value="4.41009189216624" calcext:value-type="float">
            <text:p>4.4100918922</text:p>
          </table:table-cell>
          <table:table-cell table:number-columns-repeated="6"/>
        </table:table-row>
        <table:table-row table:style-name="ro1">
          <table:table-cell office:value-type="float" office:value="0.226678391959799" calcext:value-type="float">
            <text:p>0.226678392</text:p>
          </table:table-cell>
          <table:table-cell office:value-type="float" office:value="4.39789927362743" calcext:value-type="float">
            <text:p>4.3978992736</text:p>
          </table:table-cell>
          <table:table-cell table:number-columns-repeated="6"/>
        </table:table-row>
        <table:table-row table:style-name="ro1">
          <table:table-cell office:value-type="float" office:value="0.231693467336683" calcext:value-type="float">
            <text:p>0.2316934673</text:p>
          </table:table-cell>
          <table:table-cell office:value-type="float" office:value="4.38593641203306" calcext:value-type="float">
            <text:p>4.385936412</text:p>
          </table:table-cell>
          <table:table-cell table:number-columns-repeated="6"/>
        </table:table-row>
        <table:table-row table:style-name="ro1">
          <table:table-cell office:value-type="float" office:value="0.236708542713568" calcext:value-type="float">
            <text:p>0.2367085427</text:p>
          </table:table-cell>
          <table:table-cell office:value-type="float" office:value="4.37405074183293" calcext:value-type="float">
            <text:p>4.3740507418</text:p>
          </table:table-cell>
          <table:table-cell table:number-columns-repeated="6"/>
        </table:table-row>
        <table:table-row table:style-name="ro1">
          <table:table-cell office:value-type="float" office:value="0.241723618090452" calcext:value-type="float">
            <text:p>0.2417236181</text:p>
          </table:table-cell>
          <table:table-cell office:value-type="float" office:value="4.36225603334268" calcext:value-type="float">
            <text:p>4.3622560333</text:p>
          </table:table-cell>
          <table:table-cell table:number-columns-repeated="6"/>
        </table:table-row>
        <table:table-row table:style-name="ro1">
          <table:table-cell office:value-type="float" office:value="0.246738693467337" calcext:value-type="float">
            <text:p>0.2467386935</text:p>
          </table:table-cell>
          <table:table-cell office:value-type="float" office:value="4.35084468530965" calcext:value-type="float">
            <text:p>4.3508446853</text:p>
          </table:table-cell>
          <table:table-cell table:number-columns-repeated="6"/>
        </table:table-row>
        <table:table-row table:style-name="ro1">
          <table:table-cell office:value-type="float" office:value="0.251753768844221" calcext:value-type="float">
            <text:p>0.2517537688</text:p>
          </table:table-cell>
          <table:table-cell office:value-type="float" office:value="4.34016301272544" calcext:value-type="float">
            <text:p>4.3401630127</text:p>
          </table:table-cell>
          <table:table-cell table:number-columns-repeated="6"/>
        </table:table-row>
        <table:table-row table:style-name="ro1">
          <table:table-cell office:value-type="float" office:value="0.256768844221105" calcext:value-type="float">
            <text:p>0.2567688442</text:p>
          </table:table-cell>
          <table:table-cell office:value-type="float" office:value="4.3297245877754" calcext:value-type="float">
            <text:p>4.3297245878</text:p>
          </table:table-cell>
          <table:table-cell table:number-columns-repeated="6"/>
        </table:table-row>
        <table:table-row table:style-name="ro1">
          <table:table-cell office:value-type="float" office:value="0.26178391959799" calcext:value-type="float">
            <text:p>0.2617839196</text:p>
          </table:table-cell>
          <table:table-cell office:value-type="float" office:value="4.31930115723171" calcext:value-type="float">
            <text:p>4.3193011572</text:p>
          </table:table-cell>
          <table:table-cell table:number-columns-repeated="6"/>
        </table:table-row>
        <table:table-row table:style-name="ro1">
          <table:table-cell office:value-type="float" office:value="0.266798994974874" calcext:value-type="float">
            <text:p>0.266798995</text:p>
          </table:table-cell>
          <table:table-cell office:value-type="float" office:value="4.30871612549833" calcext:value-type="float">
            <text:p>4.3087161255</text:p>
          </table:table-cell>
          <table:table-cell table:number-columns-repeated="6"/>
        </table:table-row>
        <table:table-row table:style-name="ro1">
          <table:table-cell office:value-type="float" office:value="0.271814070351759" calcext:value-type="float">
            <text:p>0.2718140704</text:p>
          </table:table-cell>
          <table:table-cell office:value-type="float" office:value="4.29781688119558" calcext:value-type="float">
            <text:p>4.2978168812</text:p>
          </table:table-cell>
          <table:table-cell table:number-columns-repeated="6"/>
        </table:table-row>
        <table:table-row table:style-name="ro1">
          <table:table-cell office:value-type="float" office:value="0.276829145728643" calcext:value-type="float">
            <text:p>0.2768291457</text:p>
          </table:table-cell>
          <table:table-cell office:value-type="float" office:value="4.28685676254888" calcext:value-type="float">
            <text:p>4.2868567625</text:p>
          </table:table-cell>
          <table:table-cell table:number-columns-repeated="6"/>
        </table:table-row>
        <table:table-row table:style-name="ro1">
          <table:table-cell office:value-type="float" office:value="0.281844221105528" calcext:value-type="float">
            <text:p>0.2818442211</text:p>
          </table:table-cell>
          <table:table-cell office:value-type="float" office:value="4.27611640063092" calcext:value-type="float">
            <text:p>4.2761164006</text:p>
          </table:table-cell>
          <table:table-cell table:number-columns-repeated="6"/>
        </table:table-row>
        <table:table-row table:style-name="ro1">
          <table:table-cell office:value-type="float" office:value="0.286859296482412" calcext:value-type="float">
            <text:p>0.2868592965</text:p>
          </table:table-cell>
          <table:table-cell office:value-type="float" office:value="4.26629790158823" calcext:value-type="float">
            <text:p>4.2662979016</text:p>
          </table:table-cell>
          <table:table-cell table:number-columns-repeated="6"/>
        </table:table-row>
        <table:table-row table:style-name="ro1">
          <table:table-cell office:value-type="float" office:value="0.291874371859296" calcext:value-type="float">
            <text:p>0.2918743719</text:p>
          </table:table-cell>
          <table:table-cell office:value-type="float" office:value="4.25724046949439" calcext:value-type="float">
            <text:p>4.2572404695</text:p>
          </table:table-cell>
          <table:table-cell table:number-columns-repeated="6"/>
        </table:table-row>
        <table:table-row table:style-name="ro1">
          <table:table-cell office:value-type="float" office:value="0.296889447236181" calcext:value-type="float">
            <text:p>0.2968894472</text:p>
          </table:table-cell>
          <table:table-cell office:value-type="float" office:value="4.24833773663766" calcext:value-type="float">
            <text:p>4.2483377366</text:p>
          </table:table-cell>
          <table:table-cell table:number-columns-repeated="6"/>
        </table:table-row>
        <table:table-row table:style-name="ro1">
          <table:table-cell office:value-type="float" office:value="0.301904522613065" calcext:value-type="float">
            <text:p>0.3019045226</text:p>
          </table:table-cell>
          <table:table-cell office:value-type="float" office:value="4.23938050938026" calcext:value-type="float">
            <text:p>4.2393805094</text:p>
          </table:table-cell>
          <table:table-cell table:number-columns-repeated="6"/>
        </table:table-row>
        <table:table-row table:style-name="ro1">
          <table:table-cell office:value-type="float" office:value="0.30691959798995" calcext:value-type="float">
            <text:p>0.306919598</text:p>
          </table:table-cell>
          <table:table-cell office:value-type="float" office:value="4.23000042637438" calcext:value-type="float">
            <text:p>4.2300004264</text:p>
          </table:table-cell>
          <table:table-cell table:number-columns-repeated="6"/>
        </table:table-row>
        <table:table-row table:style-name="ro1">
          <table:table-cell office:value-type="float" office:value="0.311934673366834" calcext:value-type="float">
            <text:p>0.3119346734</text:p>
          </table:table-cell>
          <table:table-cell office:value-type="float" office:value="4.21985337245974" calcext:value-type="float">
            <text:p>4.2198533725</text:p>
          </table:table-cell>
          <table:table-cell table:number-columns-repeated="6"/>
        </table:table-row>
        <table:table-row table:style-name="ro1">
          <table:table-cell office:value-type="float" office:value="0.316949748743719" calcext:value-type="float">
            <text:p>0.3169497487</text:p>
          </table:table-cell>
          <table:table-cell office:value-type="float" office:value="4.20949131620709" calcext:value-type="float">
            <text:p>4.2094913162</text:p>
          </table:table-cell>
          <table:table-cell table:number-columns-repeated="6"/>
        </table:table-row>
        <table:table-row table:style-name="ro1">
          <table:table-cell office:value-type="float" office:value="0.321964824120603" calcext:value-type="float">
            <text:p>0.3219648241</text:p>
          </table:table-cell>
          <table:table-cell office:value-type="float" office:value="4.19927207677033" calcext:value-type="float">
            <text:p>4.1992720768</text:p>
          </table:table-cell>
          <table:table-cell table:number-columns-repeated="6"/>
        </table:table-row>
        <table:table-row table:style-name="ro1">
          <table:table-cell office:value-type="float" office:value="0.326979899497488" calcext:value-type="float">
            <text:p>0.3269798995</text:p>
          </table:table-cell>
          <table:table-cell office:value-type="float" office:value="4.18961410482456" calcext:value-type="float">
            <text:p>4.1896141048</text:p>
          </table:table-cell>
          <table:table-cell table:number-columns-repeated="6"/>
        </table:table-row>
        <table:table-row table:style-name="ro1">
          <table:table-cell office:value-type="float" office:value="0.331994974874372" calcext:value-type="float">
            <text:p>0.3319949749</text:p>
          </table:table-cell>
          <table:table-cell office:value-type="float" office:value="4.18025233162149" calcext:value-type="float">
            <text:p>4.1802523316</text:p>
          </table:table-cell>
          <table:table-cell table:number-columns-repeated="6"/>
        </table:table-row>
        <table:table-row table:style-name="ro1">
          <table:table-cell office:value-type="float" office:value="0.337010050251256" calcext:value-type="float">
            <text:p>0.3370100503</text:p>
          </table:table-cell>
          <table:table-cell office:value-type="float" office:value="4.17091622255852" calcext:value-type="float">
            <text:p>4.1709162226</text:p>
          </table:table-cell>
          <table:table-cell table:number-columns-repeated="6"/>
        </table:table-row>
        <table:table-row table:style-name="ro1">
          <table:table-cell office:value-type="float" office:value="0.342025125628141" calcext:value-type="float">
            <text:p>0.3420251256</text:p>
          </table:table-cell>
          <table:table-cell office:value-type="float" office:value="4.16140819417292" calcext:value-type="float">
            <text:p>4.1614081942</text:p>
          </table:table-cell>
          <table:table-cell table:number-columns-repeated="6"/>
        </table:table-row>
        <table:table-row table:style-name="ro1">
          <table:table-cell office:value-type="float" office:value="0.347040201005025" calcext:value-type="float">
            <text:p>0.347040201</text:p>
          </table:table-cell>
          <table:table-cell office:value-type="float" office:value="4.1513674197905" calcext:value-type="float">
            <text:p>4.1513674198</text:p>
          </table:table-cell>
          <table:table-cell table:number-columns-repeated="6"/>
        </table:table-row>
        <table:table-row table:style-name="ro1">
          <table:table-cell office:value-type="float" office:value="0.35205527638191" calcext:value-type="float">
            <text:p>0.3520552764</text:p>
          </table:table-cell>
          <table:table-cell office:value-type="float" office:value="4.14106217449775" calcext:value-type="float">
            <text:p>4.1410621745</text:p>
          </table:table-cell>
          <table:table-cell table:number-columns-repeated="6"/>
        </table:table-row>
        <table:table-row table:style-name="ro1">
          <table:table-cell office:value-type="float" office:value="0.357070351758794" calcext:value-type="float">
            <text:p>0.3570703518</text:p>
          </table:table-cell>
          <table:table-cell office:value-type="float" office:value="4.13077942722818" calcext:value-type="float">
            <text:p>4.1307794272</text:p>
          </table:table-cell>
          <table:table-cell table:number-columns-repeated="6"/>
        </table:table-row>
        <table:table-row table:style-name="ro1">
          <table:table-cell office:value-type="float" office:value="0.362085427135678" calcext:value-type="float">
            <text:p>0.3620854271</text:p>
          </table:table-cell>
          <table:table-cell office:value-type="float" office:value="4.12087908772026" calcext:value-type="float">
            <text:p>4.1208790877</text:p>
          </table:table-cell>
          <table:table-cell table:number-columns-repeated="6"/>
        </table:table-row>
        <table:table-row table:style-name="ro1">
          <table:table-cell office:value-type="float" office:value="0.367100502512563" calcext:value-type="float">
            <text:p>0.3671005025</text:p>
          </table:table-cell>
          <table:table-cell office:value-type="float" office:value="4.11178672308663" calcext:value-type="float">
            <text:p>4.1117867231</text:p>
          </table:table-cell>
          <table:table-cell table:number-columns-repeated="6"/>
        </table:table-row>
        <table:table-row table:style-name="ro1">
          <table:table-cell office:value-type="float" office:value="0.372115577889447" calcext:value-type="float">
            <text:p>0.3721155779</text:p>
          </table:table-cell>
          <table:table-cell office:value-type="float" office:value="4.1029922105152" calcext:value-type="float">
            <text:p>4.1029922105</text:p>
          </table:table-cell>
          <table:table-cell table:number-columns-repeated="6"/>
        </table:table-row>
        <table:table-row table:style-name="ro1">
          <table:table-cell office:value-type="float" office:value="0.377130653266332" calcext:value-type="float">
            <text:p>0.3771306533</text:p>
          </table:table-cell>
          <table:table-cell office:value-type="float" office:value="4.09428355445529" calcext:value-type="float">
            <text:p>4.0942835545</text:p>
          </table:table-cell>
          <table:table-cell table:number-columns-repeated="6"/>
        </table:table-row>
        <table:table-row table:style-name="ro1">
          <table:table-cell office:value-type="float" office:value="0.382145728643216" calcext:value-type="float">
            <text:p>0.3821457286</text:p>
          </table:table-cell>
          <table:table-cell office:value-type="float" office:value="4.08571762125002" calcext:value-type="float">
            <text:p>4.0857176213</text:p>
          </table:table-cell>
          <table:table-cell table:number-columns-repeated="6"/>
        </table:table-row>
        <table:table-row table:style-name="ro1">
          <table:table-cell office:value-type="float" office:value="0.3871608040201" calcext:value-type="float">
            <text:p>0.387160804</text:p>
          </table:table-cell>
          <table:table-cell office:value-type="float" office:value="4.07741746548135" calcext:value-type="float">
            <text:p>4.0774174655</text:p>
          </table:table-cell>
          <table:table-cell table:number-columns-repeated="6"/>
        </table:table-row>
        <table:table-row table:style-name="ro1">
          <table:table-cell office:value-type="float" office:value="0.392175879396985" calcext:value-type="float">
            <text:p>0.3921758794</text:p>
          </table:table-cell>
          <table:table-cell office:value-type="float" office:value="4.06920749978382" calcext:value-type="float">
            <text:p>4.0692074998</text:p>
          </table:table-cell>
          <table:table-cell table:number-columns-repeated="6"/>
        </table:table-row>
        <table:table-row table:style-name="ro1">
          <table:table-cell office:value-type="float" office:value="0.397190954773869" calcext:value-type="float">
            <text:p>0.3971909548</text:p>
          </table:table-cell>
          <table:table-cell office:value-type="float" office:value="4.06099610931895" calcext:value-type="float">
            <text:p>4.0609961093</text:p>
          </table:table-cell>
          <table:table-cell table:number-columns-repeated="6"/>
        </table:table-row>
        <table:table-row table:style-name="ro1">
          <table:table-cell office:value-type="float" office:value="0.402206030150754" calcext:value-type="float">
            <text:p>0.4022060302</text:p>
          </table:table-cell>
          <table:table-cell office:value-type="float" office:value="4.05268843985805" calcext:value-type="float">
            <text:p>4.0526884399</text:p>
          </table:table-cell>
          <table:table-cell table:number-columns-repeated="6"/>
        </table:table-row>
        <table:table-row table:style-name="ro1">
          <table:table-cell office:value-type="float" office:value="0.407221105527638" calcext:value-type="float">
            <text:p>0.4072211055</text:p>
          </table:table-cell>
          <table:table-cell office:value-type="float" office:value="4.04418246631516" calcext:value-type="float">
            <text:p>4.0441824663</text:p>
          </table:table-cell>
          <table:table-cell table:number-columns-repeated="6"/>
        </table:table-row>
        <table:table-row table:style-name="ro1">
          <table:table-cell office:value-type="float" office:value="0.412236180904523" calcext:value-type="float">
            <text:p>0.4122361809</text:p>
          </table:table-cell>
          <table:table-cell office:value-type="float" office:value="4.03560166365737" calcext:value-type="float">
            <text:p>4.0356016637</text:p>
          </table:table-cell>
          <table:table-cell table:number-columns-repeated="6"/>
        </table:table-row>
        <table:table-row table:style-name="ro1">
          <table:table-cell office:value-type="float" office:value="0.417251256281407" calcext:value-type="float">
            <text:p>0.4172512563</text:p>
          </table:table-cell>
          <table:table-cell office:value-type="float" office:value="4.0269770414967" calcext:value-type="float">
            <text:p>4.0269770415</text:p>
          </table:table-cell>
          <table:table-cell table:number-columns-repeated="6"/>
        </table:table-row>
        <table:table-row table:style-name="ro1">
          <table:table-cell office:value-type="float" office:value="0.422266331658291" calcext:value-type="float">
            <text:p>0.4222663317</text:p>
          </table:table-cell>
          <table:table-cell office:value-type="float" office:value="4.01822946832183" calcext:value-type="float">
            <text:p>4.0182294683</text:p>
          </table:table-cell>
          <table:table-cell table:number-columns-repeated="6"/>
        </table:table-row>
        <table:table-row table:style-name="ro1">
          <table:table-cell office:value-type="float" office:value="0.427281407035176" calcext:value-type="float">
            <text:p>0.427281407</text:p>
          </table:table-cell>
          <table:table-cell office:value-type="float" office:value="4.00937919945932" calcext:value-type="float">
            <text:p>4.0093791995</text:p>
          </table:table-cell>
          <table:table-cell table:number-columns-repeated="6"/>
        </table:table-row>
        <table:table-row table:style-name="ro1">
          <table:table-cell office:value-type="float" office:value="0.43229648241206" calcext:value-type="float">
            <text:p>0.4322964824</text:p>
          </table:table-cell>
          <table:table-cell office:value-type="float" office:value="4.00051835985549" calcext:value-type="float">
            <text:p>4.0005183599</text:p>
          </table:table-cell>
          <table:table-cell table:number-columns-repeated="6"/>
        </table:table-row>
        <table:table-row table:style-name="ro1">
          <table:table-cell office:value-type="float" office:value="0.437311557788945" calcext:value-type="float">
            <text:p>0.4373115578</text:p>
          </table:table-cell>
          <table:table-cell office:value-type="float" office:value="3.9917178511803" calcext:value-type="float">
            <text:p>3.9917178512</text:p>
          </table:table-cell>
          <table:table-cell table:number-columns-repeated="6"/>
        </table:table-row>
        <table:table-row table:style-name="ro1">
          <table:table-cell office:value-type="float" office:value="0.442326633165829" calcext:value-type="float">
            <text:p>0.4423266332</text:p>
          </table:table-cell>
          <table:table-cell office:value-type="float" office:value="3.9832389359649" calcext:value-type="float">
            <text:p>3.983238936</text:p>
          </table:table-cell>
          <table:table-cell table:number-columns-repeated="6"/>
        </table:table-row>
        <table:table-row table:style-name="ro1">
          <table:table-cell office:value-type="float" office:value="0.447341708542714" calcext:value-type="float">
            <text:p>0.4473417085</text:p>
          </table:table-cell>
          <table:table-cell office:value-type="float" office:value="3.9756334821324" calcext:value-type="float">
            <text:p>3.9756334821</text:p>
          </table:table-cell>
          <table:table-cell table:number-columns-repeated="6"/>
        </table:table-row>
        <table:table-row table:style-name="ro1">
          <table:table-cell office:value-type="float" office:value="0.452356783919598" calcext:value-type="float">
            <text:p>0.4523567839</text:p>
          </table:table-cell>
          <table:table-cell office:value-type="float" office:value="3.96842649920053" calcext:value-type="float">
            <text:p>3.9684264992</text:p>
          </table:table-cell>
          <table:table-cell table:number-columns-repeated="6"/>
        </table:table-row>
        <table:table-row table:style-name="ro1">
          <table:table-cell office:value-type="float" office:value="0.457371859296482" calcext:value-type="float">
            <text:p>0.4573718593</text:p>
          </table:table-cell>
          <table:table-cell office:value-type="float" office:value="3.96124783591607" calcext:value-type="float">
            <text:p>3.9612478359</text:p>
          </table:table-cell>
          <table:table-cell table:number-columns-repeated="6"/>
        </table:table-row>
        <table:table-row table:style-name="ro1">
          <table:table-cell office:value-type="float" office:value="0.462386934673367" calcext:value-type="float">
            <text:p>0.4623869347</text:p>
          </table:table-cell>
          <table:table-cell office:value-type="float" office:value="3.95381227819523" calcext:value-type="float">
            <text:p>3.9538122782</text:p>
          </table:table-cell>
          <table:table-cell table:number-columns-repeated="6"/>
        </table:table-row>
        <table:table-row table:style-name="ro1">
          <table:table-cell office:value-type="float" office:value="0.467402010050251" calcext:value-type="float">
            <text:p>0.4674020101</text:p>
          </table:table-cell>
          <table:table-cell office:value-type="float" office:value="3.9456508495993" calcext:value-type="float">
            <text:p>3.9456508496</text:p>
          </table:table-cell>
          <table:table-cell table:number-columns-repeated="6"/>
        </table:table-row>
        <table:table-row table:style-name="ro1">
          <table:table-cell office:value-type="float" office:value="0.472417085427136" calcext:value-type="float">
            <text:p>0.4724170854</text:p>
          </table:table-cell>
          <table:table-cell office:value-type="float" office:value="3.93718505963602" calcext:value-type="float">
            <text:p>3.9371850596</text:p>
          </table:table-cell>
          <table:table-cell table:number-columns-repeated="6"/>
        </table:table-row>
        <table:table-row table:style-name="ro1">
          <table:table-cell office:value-type="float" office:value="0.47743216080402" calcext:value-type="float">
            <text:p>0.4774321608</text:p>
          </table:table-cell>
          <table:table-cell office:value-type="float" office:value="3.92880609142822" calcext:value-type="float">
            <text:p>3.9288060914</text:p>
          </table:table-cell>
          <table:table-cell table:number-columns-repeated="6"/>
        </table:table-row>
        <table:table-row table:style-name="ro1">
          <table:table-cell office:value-type="float" office:value="0.482447236180905" calcext:value-type="float">
            <text:p>0.4824472362</text:p>
          </table:table-cell>
          <table:table-cell office:value-type="float" office:value="3.9211201379166" calcext:value-type="float">
            <text:p>3.9211201379</text:p>
          </table:table-cell>
          <table:table-cell table:number-columns-repeated="6"/>
        </table:table-row>
        <table:table-row table:style-name="ro1">
          <table:table-cell office:value-type="float" office:value="0.487462311557789" calcext:value-type="float">
            <text:p>0.4874623116</text:p>
          </table:table-cell>
          <table:table-cell office:value-type="float" office:value="3.91429884376621" calcext:value-type="float">
            <text:p>3.9142988438</text:p>
          </table:table-cell>
          <table:table-cell table:number-columns-repeated="6"/>
        </table:table-row>
        <table:table-row table:style-name="ro1">
          <table:table-cell office:value-type="float" office:value="0.492477386934673" calcext:value-type="float">
            <text:p>0.4924773869</text:p>
          </table:table-cell>
          <table:table-cell office:value-type="float" office:value="3.90768489032241" calcext:value-type="float">
            <text:p>3.9076848903</text:p>
          </table:table-cell>
          <table:table-cell table:number-columns-repeated="6"/>
        </table:table-row>
        <table:table-row table:style-name="ro1">
          <table:table-cell office:value-type="float" office:value="0.497492462311558" calcext:value-type="float">
            <text:p>0.4974924623</text:p>
          </table:table-cell>
          <table:table-cell office:value-type="float" office:value="3.9010514758381" calcext:value-type="float">
            <text:p>3.9010514758</text:p>
          </table:table-cell>
          <table:table-cell table:number-columns-repeated="6"/>
        </table:table-row>
        <table:table-row table:style-name="ro1">
          <table:table-cell office:value-type="float" office:value="0.502507537688442" calcext:value-type="float">
            <text:p>0.5025075377</text:p>
          </table:table-cell>
          <table:table-cell office:value-type="float" office:value="3.89428745404152" calcext:value-type="float">
            <text:p>3.894287454</text:p>
          </table:table-cell>
          <table:table-cell table:number-columns-repeated="6"/>
        </table:table-row>
        <table:table-row table:style-name="ro1">
          <table:table-cell office:value-type="float" office:value="0.507522613065327" calcext:value-type="float">
            <text:p>0.5075226131</text:p>
          </table:table-cell>
          <table:table-cell office:value-type="float" office:value="3.88747370373059" calcext:value-type="float">
            <text:p>3.8874737037</text:p>
          </table:table-cell>
          <table:table-cell table:number-columns-repeated="6"/>
        </table:table-row>
        <table:table-row table:style-name="ro1">
          <table:table-cell office:value-type="float" office:value="0.512537688442211" calcext:value-type="float">
            <text:p>0.5125376884</text:p>
          </table:table-cell>
          <table:table-cell office:value-type="float" office:value="3.8806521465672" calcext:value-type="float">
            <text:p>3.8806521466</text:p>
          </table:table-cell>
          <table:table-cell table:number-columns-repeated="6"/>
        </table:table-row>
        <table:table-row table:style-name="ro1">
          <table:table-cell office:value-type="float" office:value="0.517552763819095" calcext:value-type="float">
            <text:p>0.5175527638</text:p>
          </table:table-cell>
          <table:table-cell office:value-type="float" office:value="3.87384004781136" calcext:value-type="float">
            <text:p>3.8738400478</text:p>
          </table:table-cell>
          <table:table-cell table:number-columns-repeated="6"/>
        </table:table-row>
        <table:table-row table:style-name="ro1">
          <table:table-cell office:value-type="float" office:value="0.52256783919598" calcext:value-type="float">
            <text:p>0.5225678392</text:p>
          </table:table-cell>
          <table:table-cell office:value-type="float" office:value="3.86708451468608" calcext:value-type="float">
            <text:p>3.8670845147</text:p>
          </table:table-cell>
          <table:table-cell table:number-columns-repeated="6"/>
        </table:table-row>
        <table:table-row table:style-name="ro1">
          <table:table-cell office:value-type="float" office:value="0.527582914572864" calcext:value-type="float">
            <text:p>0.5275829146</text:p>
          </table:table-cell>
          <table:table-cell office:value-type="float" office:value="3.8604785222499" calcext:value-type="float">
            <text:p>3.8604785222</text:p>
          </table:table-cell>
          <table:table-cell table:number-columns-repeated="6"/>
        </table:table-row>
        <table:table-row table:style-name="ro1">
          <table:table-cell office:value-type="float" office:value="0.532597989949749" calcext:value-type="float">
            <text:p>0.5325979899</text:p>
          </table:table-cell>
          <table:table-cell office:value-type="float" office:value="3.85397864236844" calcext:value-type="float">
            <text:p>3.8539786424</text:p>
          </table:table-cell>
          <table:table-cell table:number-columns-repeated="6"/>
        </table:table-row>
        <table:table-row table:style-name="ro1">
          <table:table-cell office:value-type="float" office:value="0.537613065326633" calcext:value-type="float">
            <text:p>0.5376130653</text:p>
          </table:table-cell>
          <table:table-cell office:value-type="float" office:value="3.84771827723474" calcext:value-type="float">
            <text:p>3.8477182772</text:p>
          </table:table-cell>
          <table:table-cell table:number-columns-repeated="6"/>
        </table:table-row>
        <table:table-row table:style-name="ro1">
          <table:table-cell office:value-type="float" office:value="0.542628140703518" calcext:value-type="float">
            <text:p>0.5426281407</text:p>
          </table:table-cell>
          <table:table-cell office:value-type="float" office:value="3.84231539984462" calcext:value-type="float">
            <text:p>3.8423153998</text:p>
          </table:table-cell>
          <table:table-cell table:number-columns-repeated="6"/>
        </table:table-row>
        <table:table-row table:style-name="ro1">
          <table:table-cell office:value-type="float" office:value="0.547643216080402" calcext:value-type="float">
            <text:p>0.5476432161</text:p>
          </table:table-cell>
          <table:table-cell office:value-type="float" office:value="3.83756568369184" calcext:value-type="float">
            <text:p>3.8375656837</text:p>
          </table:table-cell>
          <table:table-cell table:number-columns-repeated="6"/>
        </table:table-row>
        <table:table-row table:style-name="ro1">
          <table:table-cell office:value-type="float" office:value="0.552658291457286" calcext:value-type="float">
            <text:p>0.5526582915</text:p>
          </table:table-cell>
          <table:table-cell office:value-type="float" office:value="3.83296883353375" calcext:value-type="float">
            <text:p>3.8329688335</text:p>
          </table:table-cell>
          <table:table-cell table:number-columns-repeated="6"/>
        </table:table-row>
        <table:table-row table:style-name="ro1">
          <table:table-cell office:value-type="float" office:value="0.557673366834171" calcext:value-type="float">
            <text:p>0.5576733668</text:p>
          </table:table-cell>
          <table:table-cell office:value-type="float" office:value="3.82845295104274" calcext:value-type="float">
            <text:p>3.828452951</text:p>
          </table:table-cell>
          <table:table-cell table:number-columns-repeated="6"/>
        </table:table-row>
        <table:table-row table:style-name="ro1">
          <table:table-cell office:value-type="float" office:value="0.562688442211055" calcext:value-type="float">
            <text:p>0.5626884422</text:p>
          </table:table-cell>
          <table:table-cell office:value-type="float" office:value="3.82401535390787" calcext:value-type="float">
            <text:p>3.8240153539</text:p>
          </table:table-cell>
          <table:table-cell table:number-columns-repeated="6"/>
        </table:table-row>
        <table:table-row table:style-name="ro1">
          <table:table-cell office:value-type="float" office:value="0.56770351758794" calcext:value-type="float">
            <text:p>0.5677035176</text:p>
          </table:table-cell>
          <table:table-cell office:value-type="float" office:value="3.81959974010105" calcext:value-type="float">
            <text:p>3.8195997401</text:p>
          </table:table-cell>
          <table:table-cell table:number-columns-repeated="6"/>
        </table:table-row>
        <table:table-row table:style-name="ro1">
          <table:table-cell office:value-type="float" office:value="0.572718592964824" calcext:value-type="float">
            <text:p>0.572718593</text:p>
          </table:table-cell>
          <table:table-cell office:value-type="float" office:value="3.81519284478285" calcext:value-type="float">
            <text:p>3.8151928448</text:p>
          </table:table-cell>
          <table:table-cell table:number-columns-repeated="6"/>
        </table:table-row>
        <table:table-row table:style-name="ro1">
          <table:table-cell office:value-type="float" office:value="0.577733668341709" calcext:value-type="float">
            <text:p>0.5777336683</text:p>
          </table:table-cell>
          <table:table-cell office:value-type="float" office:value="3.81080889995135" calcext:value-type="float">
            <text:p>3.8108089</text:p>
          </table:table-cell>
          <table:table-cell table:number-columns-repeated="6"/>
        </table:table-row>
        <table:table-row table:style-name="ro1">
          <table:table-cell office:value-type="float" office:value="0.582748743718593" calcext:value-type="float">
            <text:p>0.5827487437</text:p>
          </table:table-cell>
          <table:table-cell office:value-type="float" office:value="3.80648922937735" calcext:value-type="float">
            <text:p>3.8064892294</text:p>
          </table:table-cell>
          <table:table-cell table:number-columns-repeated="6"/>
        </table:table-row>
        <table:table-row table:style-name="ro1">
          <table:table-cell office:value-type="float" office:value="0.587763819095477" calcext:value-type="float">
            <text:p>0.5877638191</text:p>
          </table:table-cell>
          <table:table-cell office:value-type="float" office:value="3.80222185679636" calcext:value-type="float">
            <text:p>3.8022218568</text:p>
          </table:table-cell>
          <table:table-cell table:number-columns-repeated="6"/>
        </table:table-row>
        <table:table-row table:style-name="ro1">
          <table:table-cell office:value-type="float" office:value="0.592778894472362" calcext:value-type="float">
            <text:p>0.5927788945</text:p>
          </table:table-cell>
          <table:table-cell office:value-type="float" office:value="3.79807388293144" calcext:value-type="float">
            <text:p>3.7980738829</text:p>
          </table:table-cell>
          <table:table-cell table:number-columns-repeated="6"/>
        </table:table-row>
        <table:table-row table:style-name="ro1">
          <table:table-cell office:value-type="float" office:value="0.597793969849246" calcext:value-type="float">
            <text:p>0.5977939698</text:p>
          </table:table-cell>
          <table:table-cell office:value-type="float" office:value="3.79444293338386" calcext:value-type="float">
            <text:p>3.7944429334</text:p>
          </table:table-cell>
          <table:table-cell table:number-columns-repeated="6"/>
        </table:table-row>
        <table:table-row table:style-name="ro1">
          <table:table-cell office:value-type="float" office:value="0.602809045226131" calcext:value-type="float">
            <text:p>0.6028090452</text:p>
          </table:table-cell>
          <table:table-cell office:value-type="float" office:value="3.79149219273845" calcext:value-type="float">
            <text:p>3.7914921927</text:p>
          </table:table-cell>
          <table:table-cell table:number-columns-repeated="6"/>
        </table:table-row>
        <table:table-row table:style-name="ro1">
          <table:table-cell office:value-type="float" office:value="0.607824120603015" calcext:value-type="float">
            <text:p>0.6078241206</text:p>
          </table:table-cell>
          <table:table-cell office:value-type="float" office:value="3.78871760554712" calcext:value-type="float">
            <text:p>3.7887176055</text:p>
          </table:table-cell>
          <table:table-cell table:number-columns-repeated="6"/>
        </table:table-row>
        <table:table-row table:style-name="ro1">
          <table:table-cell office:value-type="float" office:value="0.6128391959799" calcext:value-type="float">
            <text:p>0.612839196</text:p>
          </table:table-cell>
          <table:table-cell office:value-type="float" office:value="3.78594013506118" calcext:value-type="float">
            <text:p>3.7859401351</text:p>
          </table:table-cell>
          <table:table-cell table:number-columns-repeated="6"/>
        </table:table-row>
        <table:table-row table:style-name="ro1">
          <table:table-cell office:value-type="float" office:value="0.617854271356784" calcext:value-type="float">
            <text:p>0.6178542714</text:p>
          </table:table-cell>
          <table:table-cell office:value-type="float" office:value="3.78298913435637" calcext:value-type="float">
            <text:p>3.7829891344</text:p>
          </table:table-cell>
          <table:table-cell table:number-columns-repeated="6"/>
        </table:table-row>
        <table:table-row table:style-name="ro1">
          <table:table-cell office:value-type="float" office:value="0.622869346733668" calcext:value-type="float">
            <text:p>0.6228693467</text:p>
          </table:table-cell>
          <table:table-cell office:value-type="float" office:value="3.77980942466868" calcext:value-type="float">
            <text:p>3.7798094247</text:p>
          </table:table-cell>
          <table:table-cell table:number-columns-repeated="6"/>
        </table:table-row>
        <table:table-row table:style-name="ro1">
          <table:table-cell office:value-type="float" office:value="0.627884422110553" calcext:value-type="float">
            <text:p>0.6278844221</text:p>
          </table:table-cell>
          <table:table-cell office:value-type="float" office:value="3.7765909189715" calcext:value-type="float">
            <text:p>3.776590919</text:p>
          </table:table-cell>
          <table:table-cell table:number-columns-repeated="6"/>
        </table:table-row>
        <table:table-row table:style-name="ro1">
          <table:table-cell office:value-type="float" office:value="0.632899497487437" calcext:value-type="float">
            <text:p>0.6328994975</text:p>
          </table:table-cell>
          <table:table-cell office:value-type="float" office:value="3.77347711744463" calcext:value-type="float">
            <text:p>3.7734771174</text:p>
          </table:table-cell>
          <table:table-cell table:number-columns-repeated="6"/>
        </table:table-row>
        <table:table-row table:style-name="ro1">
          <table:table-cell office:value-type="float" office:value="0.637914572864322" calcext:value-type="float">
            <text:p>0.6379145729</text:p>
          </table:table-cell>
          <table:table-cell office:value-type="float" office:value="3.77062894306625" calcext:value-type="float">
            <text:p>3.7706289431</text:p>
          </table:table-cell>
          <table:table-cell table:number-columns-repeated="6"/>
        </table:table-row>
        <table:table-row table:style-name="ro1">
          <table:table-cell office:value-type="float" office:value="0.642929648241206" calcext:value-type="float">
            <text:p>0.6429296482</text:p>
          </table:table-cell>
          <table:table-cell office:value-type="float" office:value="3.76788527902716" calcext:value-type="float">
            <text:p>3.767885279</text:p>
          </table:table-cell>
          <table:table-cell table:number-columns-repeated="6"/>
        </table:table-row>
        <table:table-row table:style-name="ro1">
          <table:table-cell office:value-type="float" office:value="0.64794472361809" calcext:value-type="float">
            <text:p>0.6479447236</text:p>
          </table:table-cell>
          <table:table-cell office:value-type="float" office:value="3.7651648665124" calcext:value-type="float">
            <text:p>3.7651648665</text:p>
          </table:table-cell>
          <table:table-cell table:number-columns-repeated="6"/>
        </table:table-row>
        <table:table-row table:style-name="ro1">
          <table:table-cell office:value-type="float" office:value="0.652959798994975" calcext:value-type="float">
            <text:p>0.652959799</text:p>
          </table:table-cell>
          <table:table-cell office:value-type="float" office:value="3.76245959684162" calcext:value-type="float">
            <text:p>3.7624595968</text:p>
          </table:table-cell>
          <table:table-cell table:number-columns-repeated="6"/>
        </table:table-row>
        <table:table-row table:style-name="ro1">
          <table:table-cell office:value-type="float" office:value="0.657974874371859" calcext:value-type="float">
            <text:p>0.6579748744</text:p>
          </table:table-cell>
          <table:table-cell office:value-type="float" office:value="3.7597796947568" calcext:value-type="float">
            <text:p>3.7597796948</text:p>
          </table:table-cell>
          <table:table-cell table:number-columns-repeated="6"/>
        </table:table-row>
        <table:table-row table:style-name="ro1">
          <table:table-cell office:value-type="float" office:value="0.662989949748744" calcext:value-type="float">
            <text:p>0.6629899497</text:p>
          </table:table-cell>
          <table:table-cell office:value-type="float" office:value="3.75711011644826" calcext:value-type="float">
            <text:p>3.7571101164</text:p>
          </table:table-cell>
          <table:table-cell table:number-columns-repeated="6"/>
        </table:table-row>
        <table:table-row table:style-name="ro1">
          <table:table-cell office:value-type="float" office:value="0.668005025125628" calcext:value-type="float">
            <text:p>0.6680050251</text:p>
          </table:table-cell>
          <table:table-cell office:value-type="float" office:value="3.75444652670569" calcext:value-type="float">
            <text:p>3.7544465267</text:p>
          </table:table-cell>
          <table:table-cell table:number-columns-repeated="6"/>
        </table:table-row>
        <table:table-row table:style-name="ro1">
          <table:table-cell office:value-type="float" office:value="0.673020100502513" calcext:value-type="float">
            <text:p>0.6730201005</text:p>
          </table:table-cell>
          <table:table-cell office:value-type="float" office:value="3.75180348811888" calcext:value-type="float">
            <text:p>3.7518034881</text:p>
          </table:table-cell>
          <table:table-cell table:number-columns-repeated="6"/>
        </table:table-row>
        <table:table-row table:style-name="ro1">
          <table:table-cell office:value-type="float" office:value="0.678035175879397" calcext:value-type="float">
            <text:p>0.6780351759</text:p>
          </table:table-cell>
          <table:table-cell office:value-type="float" office:value="3.74925736654663" calcext:value-type="float">
            <text:p>3.7492573665</text:p>
          </table:table-cell>
          <table:table-cell table:number-columns-repeated="6"/>
        </table:table-row>
        <table:table-row table:style-name="ro1">
          <table:table-cell office:value-type="float" office:value="0.683050251256281" calcext:value-type="float">
            <text:p>0.6830502513</text:p>
          </table:table-cell>
          <table:table-cell office:value-type="float" office:value="3.74688389739292" calcext:value-type="float">
            <text:p>3.7468838974</text:p>
          </table:table-cell>
          <table:table-cell table:number-columns-repeated="6"/>
        </table:table-row>
        <table:table-row table:style-name="ro1">
          <table:table-cell office:value-type="float" office:value="0.688065326633166" calcext:value-type="float">
            <text:p>0.6880653266</text:p>
          </table:table-cell>
          <table:table-cell office:value-type="float" office:value="3.74456092235178" calcext:value-type="float">
            <text:p>3.7445609224</text:p>
          </table:table-cell>
          <table:table-cell table:number-columns-repeated="6"/>
        </table:table-row>
        <table:table-row table:style-name="ro1">
          <table:table-cell office:value-type="float" office:value="0.69308040201005" calcext:value-type="float">
            <text:p>0.693080402</text:p>
          </table:table-cell>
          <table:table-cell office:value-type="float" office:value="3.74221623331273" calcext:value-type="float">
            <text:p>3.7422162333</text:p>
          </table:table-cell>
          <table:table-cell table:number-columns-repeated="6"/>
        </table:table-row>
        <table:table-row table:style-name="ro1">
          <table:table-cell office:value-type="float" office:value="0.698095477386935" calcext:value-type="float">
            <text:p>0.6980954774</text:p>
          </table:table-cell>
          <table:table-cell office:value-type="float" office:value="3.73972742218852" calcext:value-type="float">
            <text:p>3.7397274222</text:p>
          </table:table-cell>
          <table:table-cell table:number-columns-repeated="6"/>
        </table:table-row>
        <table:table-row table:style-name="ro1">
          <table:table-cell office:value-type="float" office:value="0.703110552763819" calcext:value-type="float">
            <text:p>0.7031105528</text:p>
          </table:table-cell>
          <table:table-cell office:value-type="float" office:value="3.73706712143812" calcext:value-type="float">
            <text:p>3.7370671214</text:p>
          </table:table-cell>
          <table:table-cell table:number-columns-repeated="6"/>
        </table:table-row>
        <table:table-row table:style-name="ro1">
          <table:table-cell office:value-type="float" office:value="0.708125628140703" calcext:value-type="float">
            <text:p>0.7081256281</text:p>
          </table:table-cell>
          <table:table-cell office:value-type="float" office:value="3.73436908958682" calcext:value-type="float">
            <text:p>3.7343690896</text:p>
          </table:table-cell>
          <table:table-cell table:number-columns-repeated="6"/>
        </table:table-row>
        <table:table-row table:style-name="ro1">
          <table:table-cell office:value-type="float" office:value="0.713140703517588" calcext:value-type="float">
            <text:p>0.7131407035</text:p>
          </table:table-cell>
          <table:table-cell office:value-type="float" office:value="3.73169594145128" calcext:value-type="float">
            <text:p>3.7316959415</text:p>
          </table:table-cell>
          <table:table-cell table:number-columns-repeated="6"/>
        </table:table-row>
        <table:table-row table:style-name="ro1">
          <table:table-cell office:value-type="float" office:value="0.718155778894472" calcext:value-type="float">
            <text:p>0.7181557789</text:p>
          </table:table-cell>
          <table:table-cell office:value-type="float" office:value="3.72916918417726" calcext:value-type="float">
            <text:p>3.7291691842</text:p>
          </table:table-cell>
          <table:table-cell table:number-columns-repeated="6"/>
        </table:table-row>
        <table:table-row table:style-name="ro1">
          <table:table-cell office:value-type="float" office:value="0.723170854271357" calcext:value-type="float">
            <text:p>0.7231708543</text:p>
          </table:table-cell>
          <table:table-cell office:value-type="float" office:value="3.72681177472012" calcext:value-type="float">
            <text:p>3.7268117747</text:p>
          </table:table-cell>
          <table:table-cell table:number-columns-repeated="6"/>
        </table:table-row>
        <table:table-row table:style-name="ro1">
          <table:table-cell office:value-type="float" office:value="0.728185929648241" calcext:value-type="float">
            <text:p>0.7281859296</text:p>
          </table:table-cell>
          <table:table-cell office:value-type="float" office:value="3.72448821171578" calcext:value-type="float">
            <text:p>3.7244882117</text:p>
          </table:table-cell>
          <table:table-cell table:number-columns-repeated="6"/>
        </table:table-row>
        <table:table-row table:style-name="ro1">
          <table:table-cell office:value-type="float" office:value="0.733201005025126" calcext:value-type="float">
            <text:p>0.733201005</text:p>
          </table:table-cell>
          <table:table-cell office:value-type="float" office:value="3.72212442718101" calcext:value-type="float">
            <text:p>3.7221244272</text:p>
          </table:table-cell>
          <table:table-cell table:number-columns-repeated="6"/>
        </table:table-row>
        <table:table-row table:style-name="ro1">
          <table:table-cell office:value-type="float" office:value="0.73821608040201" calcext:value-type="float">
            <text:p>0.7382160804</text:p>
          </table:table-cell>
          <table:table-cell office:value-type="float" office:value="3.71958158118078" calcext:value-type="float">
            <text:p>3.7195815812</text:p>
          </table:table-cell>
          <table:table-cell table:number-columns-repeated="6"/>
        </table:table-row>
        <table:table-row table:style-name="ro1">
          <table:table-cell office:value-type="float" office:value="0.743231155778894" calcext:value-type="float">
            <text:p>0.7432311558</text:p>
          </table:table-cell>
          <table:table-cell office:value-type="float" office:value="3.7169059505929" calcext:value-type="float">
            <text:p>3.7169059506</text:p>
          </table:table-cell>
          <table:table-cell table:number-columns-repeated="6"/>
        </table:table-row>
        <table:table-row table:style-name="ro1">
          <table:table-cell office:value-type="float" office:value="0.748246231155779" calcext:value-type="float">
            <text:p>0.7482462312</text:p>
          </table:table-cell>
          <table:table-cell office:value-type="float" office:value="3.71421872289405" calcext:value-type="float">
            <text:p>3.7142187229</text:p>
          </table:table-cell>
          <table:table-cell table:number-columns-repeated="6"/>
        </table:table-row>
        <table:table-row table:style-name="ro1">
          <table:table-cell office:value-type="float" office:value="0.753261306532663" calcext:value-type="float">
            <text:p>0.7532613065</text:p>
          </table:table-cell>
          <table:table-cell office:value-type="float" office:value="3.71161662460729" calcext:value-type="float">
            <text:p>3.7116166246</text:p>
          </table:table-cell>
          <table:table-cell table:number-columns-repeated="6"/>
        </table:table-row>
        <table:table-row table:style-name="ro1">
          <table:table-cell office:value-type="float" office:value="0.758276381909548" calcext:value-type="float">
            <text:p>0.7582763819</text:p>
          </table:table-cell>
          <table:table-cell office:value-type="float" office:value="3.70934563454395" calcext:value-type="float">
            <text:p>3.7093456345</text:p>
          </table:table-cell>
          <table:table-cell table:number-columns-repeated="6"/>
        </table:table-row>
        <table:table-row table:style-name="ro1">
          <table:table-cell office:value-type="float" office:value="0.763291457286432" calcext:value-type="float">
            <text:p>0.7632914573</text:p>
          </table:table-cell>
          <table:table-cell office:value-type="float" office:value="3.70730724146829" calcext:value-type="float">
            <text:p>3.7073072415</text:p>
          </table:table-cell>
          <table:table-cell table:number-columns-repeated="6"/>
        </table:table-row>
        <table:table-row table:style-name="ro1">
          <table:table-cell office:value-type="float" office:value="0.768306532663317" calcext:value-type="float">
            <text:p>0.7683065327</text:p>
          </table:table-cell>
          <table:table-cell office:value-type="float" office:value="3.70525239216314" calcext:value-type="float">
            <text:p>3.7052523922</text:p>
          </table:table-cell>
          <table:table-cell table:number-columns-repeated="6"/>
        </table:table-row>
        <table:table-row table:style-name="ro1">
          <table:table-cell office:value-type="float" office:value="0.773321608040201" calcext:value-type="float">
            <text:p>0.773321608</text:p>
          </table:table-cell>
          <table:table-cell office:value-type="float" office:value="3.70288725081607" calcext:value-type="float">
            <text:p>3.7028872508</text:p>
          </table:table-cell>
          <table:table-cell table:number-columns-repeated="6"/>
        </table:table-row>
        <table:table-row table:style-name="ro1">
          <table:table-cell office:value-type="float" office:value="0.778336683417086" calcext:value-type="float">
            <text:p>0.7783366834</text:p>
          </table:table-cell>
          <table:table-cell office:value-type="float" office:value="3.70009502887899" calcext:value-type="float">
            <text:p>3.7000950289</text:p>
          </table:table-cell>
          <table:table-cell table:number-columns-repeated="6"/>
        </table:table-row>
        <table:table-row table:style-name="ro1">
          <table:table-cell office:value-type="float" office:value="0.78335175879397" calcext:value-type="float">
            <text:p>0.7833517588</text:p>
          </table:table-cell>
          <table:table-cell office:value-type="float" office:value="3.69718324732014" calcext:value-type="float">
            <text:p>3.6971832473</text:p>
          </table:table-cell>
          <table:table-cell table:number-columns-repeated="6"/>
        </table:table-row>
        <table:table-row table:style-name="ro1">
          <table:table-cell office:value-type="float" office:value="0.788366834170854" calcext:value-type="float">
            <text:p>0.7883668342</text:p>
          </table:table-cell>
          <table:table-cell office:value-type="float" office:value="3.69422959847769" calcext:value-type="float">
            <text:p>3.6942295985</text:p>
          </table:table-cell>
          <table:table-cell table:number-columns-repeated="6"/>
        </table:table-row>
        <table:table-row table:style-name="ro1">
          <table:table-cell office:value-type="float" office:value="0.793381909547739" calcext:value-type="float">
            <text:p>0.7933819095</text:p>
          </table:table-cell>
          <table:table-cell office:value-type="float" office:value="3.69117959350298" calcext:value-type="float">
            <text:p>3.6911795935</text:p>
          </table:table-cell>
          <table:table-cell table:number-columns-repeated="6"/>
        </table:table-row>
        <table:table-row table:style-name="ro1">
          <table:table-cell office:value-type="float" office:value="0.798396984924623" calcext:value-type="float">
            <text:p>0.7983969849</text:p>
          </table:table-cell>
          <table:table-cell office:value-type="float" office:value="3.68787643463851" calcext:value-type="float">
            <text:p>3.6878764346</text:p>
          </table:table-cell>
          <table:table-cell table:number-columns-repeated="6"/>
        </table:table-row>
        <table:table-row table:style-name="ro1">
          <table:table-cell office:value-type="float" office:value="0.803412060301507" calcext:value-type="float">
            <text:p>0.8034120603</text:p>
          </table:table-cell>
          <table:table-cell office:value-type="float" office:value="3.68446005046072" calcext:value-type="float">
            <text:p>3.6844600505</text:p>
          </table:table-cell>
          <table:table-cell table:number-columns-repeated="6"/>
        </table:table-row>
        <table:table-row table:style-name="ro1">
          <table:table-cell office:value-type="float" office:value="0.808427135678392" calcext:value-type="float">
            <text:p>0.8084271357</text:p>
          </table:table-cell>
          <table:table-cell office:value-type="float" office:value="3.6810573059048" calcext:value-type="float">
            <text:p>3.6810573059</text:p>
          </table:table-cell>
          <table:table-cell table:number-columns-repeated="6"/>
        </table:table-row>
        <table:table-row table:style-name="ro1">
          <table:table-cell office:value-type="float" office:value="0.813442211055276" calcext:value-type="float">
            <text:p>0.8134422111</text:p>
          </table:table-cell>
          <table:table-cell office:value-type="float" office:value="3.67783568233777" calcext:value-type="float">
            <text:p>3.6778356823</text:p>
          </table:table-cell>
          <table:table-cell table:number-columns-repeated="6"/>
        </table:table-row>
        <table:table-row table:style-name="ro1">
          <table:table-cell office:value-type="float" office:value="0.818457286432161" calcext:value-type="float">
            <text:p>0.8184572864</text:p>
          </table:table-cell>
          <table:table-cell office:value-type="float" office:value="3.67496537458062" calcext:value-type="float">
            <text:p>3.6749653746</text:p>
          </table:table-cell>
          <table:table-cell table:number-columns-repeated="6"/>
        </table:table-row>
        <table:table-row table:style-name="ro1">
          <table:table-cell office:value-type="float" office:value="0.823472361809045" calcext:value-type="float">
            <text:p>0.8234723618</text:p>
          </table:table-cell>
          <table:table-cell office:value-type="float" office:value="3.67220270795687" calcext:value-type="float">
            <text:p>3.672202708</text:p>
          </table:table-cell>
          <table:table-cell table:number-columns-repeated="6"/>
        </table:table-row>
        <table:table-row table:style-name="ro1">
          <table:table-cell office:value-type="float" office:value="0.82848743718593" calcext:value-type="float">
            <text:p>0.8284874372</text:p>
          </table:table-cell>
          <table:table-cell office:value-type="float" office:value="3.66940622519449" calcext:value-type="float">
            <text:p>3.6694062252</text:p>
          </table:table-cell>
          <table:table-cell table:number-columns-repeated="6"/>
        </table:table-row>
        <table:table-row table:style-name="ro1">
          <table:table-cell office:value-type="float" office:value="0.833502512562814" calcext:value-type="float">
            <text:p>0.8335025126</text:p>
          </table:table-cell>
          <table:table-cell office:value-type="float" office:value="3.66633402364094" calcext:value-type="float">
            <text:p>3.6663340236</text:p>
          </table:table-cell>
          <table:table-cell table:number-columns-repeated="6"/>
        </table:table-row>
        <table:table-row table:style-name="ro1">
          <table:table-cell office:value-type="float" office:value="0.838517587939698" calcext:value-type="float">
            <text:p>0.8385175879</text:p>
          </table:table-cell>
          <table:table-cell office:value-type="float" office:value="3.6627404891143" calcext:value-type="float">
            <text:p>3.6627404891</text:p>
          </table:table-cell>
          <table:table-cell table:number-columns-repeated="6"/>
        </table:table-row>
        <table:table-row table:style-name="ro1">
          <table:table-cell office:value-type="float" office:value="0.843532663316583" calcext:value-type="float">
            <text:p>0.8435326633</text:p>
          </table:table-cell>
          <table:table-cell office:value-type="float" office:value="3.65897376764411" calcext:value-type="float">
            <text:p>3.6589737676</text:p>
          </table:table-cell>
          <table:table-cell table:number-columns-repeated="6"/>
        </table:table-row>
        <table:table-row table:style-name="ro1">
          <table:table-cell office:value-type="float" office:value="0.848547738693467" calcext:value-type="float">
            <text:p>0.8485477387</text:p>
          </table:table-cell>
          <table:table-cell office:value-type="float" office:value="3.6551720326293" calcext:value-type="float">
            <text:p>3.6551720326</text:p>
          </table:table-cell>
          <table:table-cell table:number-columns-repeated="6"/>
        </table:table-row>
        <table:table-row table:style-name="ro1">
          <table:table-cell office:value-type="float" office:value="0.853562814070352" calcext:value-type="float">
            <text:p>0.8535628141</text:p>
          </table:table-cell>
          <table:table-cell office:value-type="float" office:value="3.65136288289183" calcext:value-type="float">
            <text:p>3.6513628829</text:p>
          </table:table-cell>
          <table:table-cell table:number-columns-repeated="6"/>
        </table:table-row>
        <table:table-row table:style-name="ro1">
          <table:table-cell office:value-type="float" office:value="0.858577889447236" calcext:value-type="float">
            <text:p>0.8585778894</text:p>
          </table:table-cell>
          <table:table-cell office:value-type="float" office:value="3.64755050142013" calcext:value-type="float">
            <text:p>3.6475505014</text:p>
          </table:table-cell>
          <table:table-cell table:number-columns-repeated="6"/>
        </table:table-row>
        <table:table-row table:style-name="ro1">
          <table:table-cell office:value-type="float" office:value="0.863592964824121" calcext:value-type="float">
            <text:p>0.8635929648</text:p>
          </table:table-cell>
          <table:table-cell office:value-type="float" office:value="3.64372886840788" calcext:value-type="float">
            <text:p>3.6437288684</text:p>
          </table:table-cell>
          <table:table-cell table:number-columns-repeated="6"/>
        </table:table-row>
        <table:table-row table:style-name="ro1">
          <table:table-cell office:value-type="float" office:value="0.868608040201005" calcext:value-type="float">
            <text:p>0.8686080402</text:p>
          </table:table-cell>
          <table:table-cell office:value-type="float" office:value="3.63986276436759" calcext:value-type="float">
            <text:p>3.6398627644</text:p>
          </table:table-cell>
          <table:table-cell table:number-columns-repeated="6"/>
        </table:table-row>
        <table:table-row table:style-name="ro1">
          <table:table-cell office:value-type="float" office:value="0.873623115577889" calcext:value-type="float">
            <text:p>0.8736231156</text:p>
          </table:table-cell>
          <table:table-cell office:value-type="float" office:value="3.63578238426784" calcext:value-type="float">
            <text:p>3.6357823843</text:p>
          </table:table-cell>
          <table:table-cell table:number-columns-repeated="6"/>
        </table:table-row>
        <table:table-row table:style-name="ro1">
          <table:table-cell office:value-type="float" office:value="0.878638190954774" calcext:value-type="float">
            <text:p>0.878638191</text:p>
          </table:table-cell>
          <table:table-cell office:value-type="float" office:value="3.6313164730735" calcext:value-type="float">
            <text:p>3.6313164731</text:p>
          </table:table-cell>
          <table:table-cell table:number-columns-repeated="6"/>
        </table:table-row>
        <table:table-row table:style-name="ro1">
          <table:table-cell office:value-type="float" office:value="0.883653266331658" calcext:value-type="float">
            <text:p>0.8836532663</text:p>
          </table:table-cell>
          <table:table-cell office:value-type="float" office:value="3.62670540327271" calcext:value-type="float">
            <text:p>3.6267054033</text:p>
          </table:table-cell>
          <table:table-cell table:number-columns-repeated="6"/>
        </table:table-row>
        <table:table-row table:style-name="ro1">
          <table:table-cell office:value-type="float" office:value="0.888668341708543" calcext:value-type="float">
            <text:p>0.8886683417</text:p>
          </table:table-cell>
          <table:table-cell office:value-type="float" office:value="3.62195806851157" calcext:value-type="float">
            <text:p>3.6219580685</text:p>
          </table:table-cell>
          <table:table-cell table:number-columns-repeated="6"/>
        </table:table-row>
        <table:table-row table:style-name="ro1">
          <table:table-cell office:value-type="float" office:value="0.893683417085427" calcext:value-type="float">
            <text:p>0.8936834171</text:p>
          </table:table-cell>
          <table:table-cell office:value-type="float" office:value="3.61671341127791" calcext:value-type="float">
            <text:p>3.6167134113</text:p>
          </table:table-cell>
          <table:table-cell table:number-columns-repeated="6"/>
        </table:table-row>
        <table:table-row table:style-name="ro1">
          <table:table-cell office:value-type="float" office:value="0.898698492462312" calcext:value-type="float">
            <text:p>0.8986984925</text:p>
          </table:table-cell>
          <table:table-cell office:value-type="float" office:value="3.61087913964921" calcext:value-type="float">
            <text:p>3.6108791396</text:p>
          </table:table-cell>
          <table:table-cell table:number-columns-repeated="6"/>
        </table:table-row>
        <table:table-row table:style-name="ro1">
          <table:table-cell office:value-type="float" office:value="0.903713567839196" calcext:value-type="float">
            <text:p>0.9037135678</text:p>
          </table:table-cell>
          <table:table-cell office:value-type="float" office:value="3.60481553321548" calcext:value-type="float">
            <text:p>3.6048155332</text:p>
          </table:table-cell>
          <table:table-cell table:number-columns-repeated="6"/>
        </table:table-row>
        <table:table-row table:style-name="ro1">
          <table:table-cell office:value-type="float" office:value="0.90872864321608" calcext:value-type="float">
            <text:p>0.9087286432</text:p>
          </table:table-cell>
          <table:table-cell office:value-type="float" office:value="3.59830837425074" calcext:value-type="float">
            <text:p>3.5983083743</text:p>
          </table:table-cell>
          <table:table-cell table:number-columns-repeated="6"/>
        </table:table-row>
        <table:table-row table:style-name="ro1">
          <table:table-cell office:value-type="float" office:value="0.913743718592965" calcext:value-type="float">
            <text:p>0.9137437186</text:p>
          </table:table-cell>
          <table:table-cell office:value-type="float" office:value="3.58997576040845" calcext:value-type="float">
            <text:p>3.5899757604</text:p>
          </table:table-cell>
          <table:table-cell table:number-columns-repeated="6"/>
        </table:table-row>
        <table:table-row table:style-name="ro1">
          <table:table-cell office:value-type="float" office:value="0.918758793969849" calcext:value-type="float">
            <text:p>0.918758794</text:p>
          </table:table-cell>
          <table:table-cell office:value-type="float" office:value="3.57946454676983" calcext:value-type="float">
            <text:p>3.5794645468</text:p>
          </table:table-cell>
          <table:table-cell table:number-columns-repeated="6"/>
        </table:table-row>
        <table:table-row table:style-name="ro1">
          <table:table-cell office:value-type="float" office:value="0.923773869346734" calcext:value-type="float">
            <text:p>0.9237738693</text:p>
          </table:table-cell>
          <table:table-cell office:value-type="float" office:value="3.5678192339962" calcext:value-type="float">
            <text:p>3.567819234</text:p>
          </table:table-cell>
          <table:table-cell table:number-columns-repeated="6"/>
        </table:table-row>
        <table:table-row table:style-name="ro1">
          <table:table-cell office:value-type="float" office:value="0.928788944723618" calcext:value-type="float">
            <text:p>0.9287889447</text:p>
          </table:table-cell>
          <table:table-cell office:value-type="float" office:value="3.55309489706168" calcext:value-type="float">
            <text:p>3.5530948971</text:p>
          </table:table-cell>
          <table:table-cell table:number-columns-repeated="6"/>
        </table:table-row>
        <table:table-row table:style-name="ro1">
          <table:table-cell office:value-type="float" office:value="0.933804020100503" calcext:value-type="float">
            <text:p>0.9338040201</text:p>
          </table:table-cell>
          <table:table-cell office:value-type="float" office:value="3.53308485717894" calcext:value-type="float">
            <text:p>3.5330848572</text:p>
          </table:table-cell>
          <table:table-cell table:number-columns-repeated="6"/>
        </table:table-row>
        <table:table-row table:style-name="ro1">
          <table:table-cell office:value-type="float" office:value="0.938819095477387" calcext:value-type="float">
            <text:p>0.9388190955</text:p>
          </table:table-cell>
          <table:table-cell office:value-type="float" office:value="3.5108049859619" calcext:value-type="float">
            <text:p>3.510804986</text:p>
          </table:table-cell>
          <table:table-cell table:number-columns-repeated="6"/>
        </table:table-row>
        <table:table-row table:style-name="ro1">
          <table:table-cell office:value-type="float" office:value="0.943834170854271" calcext:value-type="float">
            <text:p>0.9438341709</text:p>
          </table:table-cell>
          <table:table-cell office:value-type="float" office:value="3.48493452009291" calcext:value-type="float">
            <text:p>3.4849345201</text:p>
          </table:table-cell>
          <table:table-cell table:number-columns-repeated="6"/>
        </table:table-row>
        <table:table-row table:style-name="ro1">
          <table:table-cell office:value-type="float" office:value="0.948849246231156" calcext:value-type="float">
            <text:p>0.9488492462</text:p>
          </table:table-cell>
          <table:table-cell office:value-type="float" office:value="3.44760631953778" calcext:value-type="float">
            <text:p>3.4476063195</text:p>
          </table:table-cell>
          <table:table-cell table:number-columns-repeated="6"/>
        </table:table-row>
        <table:table-row table:style-name="ro1">
          <table:table-cell office:value-type="float" office:value="0.95386432160804" calcext:value-type="float">
            <text:p>0.9538643216</text:p>
          </table:table-cell>
          <table:table-cell office:value-type="float" office:value="3.39743358916665" calcext:value-type="float">
            <text:p>3.3974335892</text:p>
          </table:table-cell>
          <table:table-cell table:number-columns-repeated="6"/>
        </table:table-row>
        <table:table-row table:style-name="ro1">
          <table:table-cell office:value-type="float" office:value="0.958879396984925" calcext:value-type="float">
            <text:p>0.958879397</text:p>
          </table:table-cell>
          <table:table-cell office:value-type="float" office:value="3.32436916341346" calcext:value-type="float">
            <text:p>3.3243691634</text:p>
          </table:table-cell>
          <table:table-cell table:number-columns-repeated="6"/>
        </table:table-row>
        <table:table-row table:style-name="ro1">
          <table:table-cell office:value-type="float" office:value="0.963894472361809" calcext:value-type="float">
            <text:p>0.9638944724</text:p>
          </table:table-cell>
          <table:table-cell office:value-type="float" office:value="3.23729027726941" calcext:value-type="float">
            <text:p>3.2372902773</text:p>
          </table:table-cell>
          <table:table-cell table:number-columns-repeated="6"/>
        </table:table-row>
        <table:table-row table:style-name="ro1">
          <table:table-cell office:value-type="float" office:value="0.968909547738693" calcext:value-type="float">
            <text:p>0.9689095477</text:p>
          </table:table-cell>
          <table:table-cell office:value-type="float" office:value="3.13949989623235" calcext:value-type="float">
            <text:p>3.1394998962</text:p>
          </table:table-cell>
          <table:table-cell table:number-columns-repeated="6"/>
        </table:table-row>
        <table:table-row table:style-name="ro1">
          <table:table-cell office:value-type="float" office:value="0.973924623115578" calcext:value-type="float">
            <text:p>0.9739246231</text:p>
          </table:table-cell>
          <table:table-cell office:value-type="float" office:value="3.01849761091677" calcext:value-type="float">
            <text:p>3.0184976109</text:p>
          </table:table-cell>
          <table:table-cell table:number-columns-repeated="6"/>
        </table:table-row>
        <table:table-row table:style-name="ro1">
          <table:table-cell office:value-type="float" office:value="0.978939698492462" calcext:value-type="float">
            <text:p>0.9789396985</text:p>
          </table:table-cell>
          <table:table-cell office:value-type="float" office:value="2.88306614674432" calcext:value-type="float">
            <text:p>2.8830661467</text:p>
          </table:table-cell>
          <table:table-cell table:number-columns-repeated="6"/>
        </table:table-row>
        <table:table-row table:style-name="ro1">
          <table:table-cell office:value-type="float" office:value="0.983954773869347" calcext:value-type="float">
            <text:p>0.9839547739</text:p>
          </table:table-cell>
          <table:table-cell office:value-type="float" office:value="2.73084134429058" calcext:value-type="float">
            <text:p>2.7308413443</text:p>
          </table:table-cell>
          <table:table-cell table:number-columns-repeated="6"/>
        </table:table-row>
        <table:table-row table:style-name="ro1">
          <table:table-cell office:value-type="float" office:value="0.988969849246231" calcext:value-type="float">
            <text:p>0.9889698492</text:p>
          </table:table-cell>
          <table:table-cell office:value-type="float" office:value="2.55675781152541" calcext:value-type="float">
            <text:p>2.5567578115</text:p>
          </table:table-cell>
          <table:table-cell table:number-columns-repeated="6"/>
        </table:table-row>
        <table:table-row table:style-name="ro1">
          <table:table-cell office:value-type="float" office:value="0.993984924623116" calcext:value-type="float">
            <text:p>0.9939849246</text:p>
          </table:table-cell>
          <table:table-cell office:value-type="float" office:value="2.33283332716399" calcext:value-type="float">
            <text:p>2.3328333272</text:p>
          </table:table-cell>
          <table:table-cell table:number-columns-repeated="6"/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2.07348843748772" calcext:value-type="float">
            <text:p>2.07348843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editing-duration>PT6M10S</meta:editing-duration>
    <dc:date>2017-06-07T22:29:15.486252184</dc:date>
    <meta:generator>LibreOffice/4.2.8.2$Linux_X86_64 LibreOffice_project/420m0$Build-2</meta:generator>
    <meta:document-statistic meta:table-count="1" meta:cell-count="5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maximum="0.9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3.159cm" svg:y="3.954cm" style:legend-expansion="high" chart:style-name="ch2"/>
        <chart:plot-area chart:style-name="ch3" table:cell-range-address="Sheet1.A1:Sheet1.B200 Sheet1.H1:Sheet1.H30" svg:x="0.32cm" svg:y="0.18cm" svg:width="12.519cm" svg:height="8.645cm">
          <chartooo:coordinate-region svg:x="1.048cm" svg:y="0.379cm" svg:width="11.79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00" chart:class="chart:scatter">
            <chart:domain table:cell-range-address="Sheet1.A1:Sheet1.A200"/>
            <chart:data-point chart:repeated="200"/>
          </chart:series>
          <chart:series chart:style-name="ch8" chart:values-cell-range-address="Sheet1.H1:Sheet1.H30" chart:class="chart:scatter">
            <chart:domain table:cell-range-address="Sheet1.G1:Sheet1.G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A1:Sheet1.A200</svg:desc>
                </draw:g>
              </table:table-cell>
              <table:table-cell office:value-type="float" office:value="4.99695933755376">
                <text:p>4.99695933755376</text:p>
                <draw:g>
                  <svg:desc>Sheet1.B1:Sheet1.B200</svg:desc>
                </draw:g>
              </table:table-cell>
              <table:table-cell office:value-type="float" office:value="0">
                <text:p>0</text:p>
                <draw:g>
                  <svg:desc>Sheet1.G1:Sheet1.G30</svg:desc>
                </draw:g>
              </table:table-cell>
              <table:table-cell office:value-type="float" office:value="5">
                <text:p>5</text:p>
                <draw:g>
                  <svg:desc>Sheet1.H1:Sheet1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01507537688442">
                <text:p>0.00601507537688442</text:p>
              </table:table-cell>
              <table:table-cell office:value-type="float" office:value="4.98426439360286">
                <text:p>4.98426439360286</text:p>
              </table:table-cell>
              <table:table-cell office:value-type="float" office:value="0.287950559232">
                <text:p>0.287950559232</text:p>
              </table:table-cell>
              <table:table-cell office:value-type="float" office:value="4.2954883644">
                <text:p>4.2954883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301507537688">
                <text:p>0.0110301507537688</text:p>
              </table:table-cell>
              <table:table-cell office:value-type="float" office:value="4.97128955546571">
                <text:p>4.97128955546571</text:p>
              </table:table-cell>
              <table:table-cell office:value-type="float" office:value="0.306535715456">
                <text:p>0.306535715456</text:p>
              </table:table-cell>
              <table:table-cell office:value-type="float" office:value="4.251715508">
                <text:p>4.251715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0452261306533">
                <text:p>0.0160452261306533</text:p>
              </table:table-cell>
              <table:table-cell office:value-type="float" office:value="4.95825821914162">
                <text:p>4.95825821914162</text:p>
              </table:table-cell>
              <table:table-cell office:value-type="float" office:value="0.331015785088">
                <text:p>0.331015785088</text:p>
              </table:table-cell>
              <table:table-cell office:value-type="float" office:value="4.2011960539">
                <text:p>4.2011960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0603015075377">
                <text:p>0.0210603015075377</text:p>
              </table:table-cell>
              <table:table-cell office:value-type="float" office:value="4.94521547659081">
                <text:p>4.94521547659081</text:p>
              </table:table-cell>
              <table:table-cell office:value-type="float" office:value="0.353188537856">
                <text:p>0.353188537856</text:p>
              </table:table-cell>
              <table:table-cell office:value-type="float" office:value="4.1574086469">
                <text:p>4.1574086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0753768844221">
                <text:p>0.0260753768844221</text:p>
              </table:table-cell>
              <table:table-cell office:value-type="float" office:value="4.93217043129327">
                <text:p>4.93217043129327</text:p>
              </table:table-cell>
              <table:table-cell office:value-type="float" office:value="0.377753021568">
                <text:p>0.377753021568</text:p>
              </table:table-cell>
              <table:table-cell office:value-type="float" office:value="4.1136115395">
                <text:p>4.113611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0904522613065">
                <text:p>0.0310904522613065</text:p>
              </table:table-cell>
              <table:table-cell office:value-type="float" office:value="4.91912492110914">
                <text:p>4.91912492110914</text:p>
              </table:table-cell>
              <table:table-cell office:value-type="float" office:value="0.405862894592">
                <text:p>0.405862894592</text:p>
              </table:table-cell>
              <table:table-cell office:value-type="float" office:value="4.0664387083">
                <text:p>4.0664387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105527638191">
                <text:p>0.036105527638191</text:p>
              </table:table-cell>
              <table:table-cell office:value-type="float" office:value="4.90607931707279">
                <text:p>4.90607931707279</text:p>
              </table:table-cell>
              <table:table-cell office:value-type="float" office:value="0.43046958528">
                <text:p>0.43046958528</text:p>
              </table:table-cell>
              <table:table-cell office:value-type="float" office:value="4.0260027743">
                <text:p>4.0260027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1206030150754">
                <text:p>0.0411206030150754</text:p>
              </table:table-cell>
              <table:table-cell office:value-type="float" office:value="4.89303369408951">
                <text:p>4.89303369408951</text:p>
              </table:table-cell>
              <table:table-cell office:value-type="float" office:value="0.462167054848">
                <text:p>0.462167054848</text:p>
              </table:table-cell>
              <table:table-cell office:value-type="float" office:value="3.9788153925">
                <text:p>3.9788153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61356783919598">
                <text:p>0.0461356783919598</text:p>
              </table:table-cell>
              <table:table-cell office:value-type="float" office:value="4.87998806728126">
                <text:p>4.87998806728126</text:p>
              </table:table-cell>
              <table:table-cell office:value-type="float" office:value="0.496298462208">
                <text:p>0.496298462208</text:p>
              </table:table-cell>
              <table:table-cell office:value-type="float" office:value="3.9349794837">
                <text:p>3.9349794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11507537688442">
                <text:p>0.0511507537688442</text:p>
              </table:table-cell>
              <table:table-cell office:value-type="float" office:value="4.86694243970083">
                <text:p>4.86694243970083</text:p>
              </table:table-cell>
              <table:table-cell office:value-type="float" office:value="0.531625735168">
                <text:p>0.531625735168</text:p>
              </table:table-cell>
              <table:table-cell office:value-type="float" office:value="3.8911387248">
                <text:p>3.8911387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1658291457287">
                <text:p>0.0561658291457287</text:p>
              </table:table-cell>
              <table:table-cell office:value-type="float" office:value="4.85389681196452">
                <text:p>4.85389681196452</text:p>
              </table:table-cell>
              <table:table-cell office:value-type="float" office:value="0.584806576128">
                <text:p>0.584806576128</text:p>
              </table:table-cell>
              <table:table-cell office:value-type="float" office:value="3.8405028665">
                <text:p>3.84050286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11809045226131">
                <text:p>0.0611809045226131</text:p>
              </table:table-cell>
              <table:table-cell office:value-type="float" office:value="4.84085118419674">
                <text:p>4.84085118419674</text:p>
              </table:table-cell>
              <table:table-cell office:value-type="float" office:value="0.617953153152">
                <text:p>0.617953153152</text:p>
              </table:table-cell>
              <table:table-cell office:value-type="float" office:value="3.8134776746">
                <text:p>3.8134776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1959798994975">
                <text:p>0.0661959798994975</text:p>
              </table:table-cell>
              <table:table-cell office:value-type="float" office:value="4.8278055564226">
                <text:p>4.8278055564226</text:p>
              </table:table-cell>
              <table:table-cell office:value-type="float" office:value="0.660708860928">
                <text:p>0.660708860928</text:p>
              </table:table-cell>
              <table:table-cell office:value-type="float" office:value="3.7897748547">
                <text:p>3.7897748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12110552763819">
                <text:p>0.0712110552763819</text:p>
              </table:table-cell>
              <table:table-cell office:value-type="float" office:value="4.81475992864719">
                <text:p>4.81475992864719</text:p>
              </table:table-cell>
              <table:table-cell office:value-type="float" office:value="0.701072837888">
                <text:p>0.701072837888</text:p>
              </table:table-cell>
              <table:table-cell office:value-type="float" office:value="3.7660817352">
                <text:p>3.766081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62261306532663">
                <text:p>0.0762261306532663</text:p>
              </table:table-cell>
              <table:table-cell office:value-type="float" office:value="4.80171430087151">
                <text:p>4.80171430087151</text:p>
              </table:table-cell>
              <table:table-cell office:value-type="float" office:value="0.758178931328">
                <text:p>0.758178931328</text:p>
              </table:table-cell>
              <table:table-cell office:value-type="float" office:value="3.7423207132">
                <text:p>3.7423207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12412060301508">
                <text:p>0.0812412060301508</text:p>
              </table:table-cell>
              <table:table-cell office:value-type="float" office:value="4.78866867309578">
                <text:p>4.78866867309578</text:p>
              </table:table-cell>
              <table:table-cell office:value-type="float" office:value="0.82600560704">
                <text:p>0.82600560704</text:p>
              </table:table-cell>
              <table:table-cell office:value-type="float" office:value="3.7151548662">
                <text:p>3.7151548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62562814070352">
                <text:p>0.0862562814070352</text:p>
              </table:table-cell>
              <table:table-cell office:value-type="float" office:value="4.77562304532004">
                <text:p>4.77562304532004</text:p>
              </table:table-cell>
              <table:table-cell office:value-type="float" office:value="0.880635555584">
                <text:p>0.880635555584</text:p>
              </table:table-cell>
              <table:table-cell office:value-type="float" office:value="3.6846811978">
                <text:p>3.6846811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12713567839196">
                <text:p>0.0912713567839196</text:p>
              </table:table-cell>
              <table:table-cell office:value-type="float" office:value="4.76257741754429">
                <text:p>4.76257741754429</text:p>
              </table:table-cell>
              <table:table-cell office:value-type="float" office:value="0.936334748544">
                <text:p>0.936334748544</text:p>
              </table:table-cell>
              <table:table-cell office:value-type="float" office:value="3.6441191592">
                <text:p>3.6441191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6286432160804">
                <text:p>0.096286432160804</text:p>
              </table:table-cell>
              <table:table-cell office:value-type="float" office:value="4.74953178976847">
                <text:p>4.74953178976847</text:p>
              </table:table-cell>
              <table:table-cell office:value-type="float" office:value="0.968116632064">
                <text:p>0.968116632064</text:p>
              </table:table-cell>
              <table:table-cell office:value-type="float" office:value="3.6036541241">
                <text:p>3.6036541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1301507537688">
                <text:p>0.101301507537688</text:p>
              </table:table-cell>
              <table:table-cell office:value-type="float" office:value="4.73648616199235">
                <text:p>4.73648616199235</text:p>
              </table:table-cell>
              <table:table-cell office:value-type="float" office:value="0.9889246912">
                <text:p>0.9889246912</text:p>
              </table:table-cell>
              <table:table-cell office:value-type="float" office:value="3.5464268739">
                <text:p>3.5464268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6316582914573">
                <text:p>0.106316582914573</text:p>
              </table:table-cell>
              <table:table-cell office:value-type="float" office:value="4.72344053421475">
                <text:p>4.72344053421475</text:p>
              </table:table-cell>
              <table:table-cell office:value-type="float" office:value="0.995255743744">
                <text:p>0.995255743744</text:p>
              </table:table-cell>
              <table:table-cell office:value-type="float" office:value="3.4791743057">
                <text:p>3.4791743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1331658291457">
                <text:p>0.111331658291457</text:p>
              </table:table-cell>
              <table:table-cell office:value-type="float" office:value="4.71039490642981">
                <text:p>4.71039490642981</text:p>
              </table:table-cell>
              <table:table-cell office:value-type="float" office:value="0.998393132032">
                <text:p>0.998393132032</text:p>
              </table:table-cell>
              <table:table-cell office:value-type="float" office:value="3.3480691441">
                <text:p>3.348069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6346733668342">
                <text:p>0.116346733668342</text:p>
              </table:table-cell>
              <table:table-cell office:value-type="float" office:value="4.69734927860843">
                <text:p>4.69734927860843</text:p>
              </table:table-cell>
              <table:table-cell office:value-type="float" office:value="0.999012168192">
                <text:p>0.999012168192</text:p>
              </table:table-cell>
              <table:table-cell office:value-type="float" office:value="3.2068901629">
                <text:p>3.2068901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361809045226">
                <text:p>0.121361809045226</text:p>
              </table:table-cell>
              <table:table-cell office:value-type="float" office:value="4.68430365060647">
                <text:p>4.68430365060647</text:p>
              </table:table-cell>
              <table:table-cell office:value-type="float" office:value="0.99907913664">
                <text:p>0.99907913664</text:p>
              </table:table-cell>
              <table:table-cell office:value-type="float" office:value="3.0152887311">
                <text:p>3.0152887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376884422111">
                <text:p>0.126376884422111</text:p>
              </table:table-cell>
              <table:table-cell office:value-type="float" office:value="4.67125802170941">
                <text:p>4.67125802170941</text:p>
              </table:table-cell>
              <table:table-cell office:value-type="float" office:value="0.999539568384">
                <text:p>0.999539568384</text:p>
              </table:table-cell>
              <table:table-cell office:value-type="float" office:value="2.726213272">
                <text:p>2.726213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1391959798995">
                <text:p>0.131391959798995</text:p>
              </table:table-cell>
              <table:table-cell office:value-type="float" office:value="4.65821238837565">
                <text:p>4.65821238837565</text:p>
              </table:table-cell>
              <table:table-cell office:value-type="float" office:value="1">
                <text:p>1</text:p>
              </table:table-cell>
              <table:table-cell office:value-type="float" office:value="2.4472261832">
                <text:p>2.4472261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6407035175879">
                <text:p>0.136407035175879</text:p>
              </table:table-cell>
              <table:table-cell office:value-type="float" office:value="4.6451667330507">
                <text:p>4.645166733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1422110552764">
                <text:p>0.141422110552764</text:p>
              </table:table-cell>
              <table:table-cell office:value-type="float" office:value="4.63212096872474">
                <text:p>4.6321209687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6437185929648">
                <text:p>0.146437185929648</text:p>
              </table:table-cell>
              <table:table-cell office:value-type="float" office:value="4.61907466413286">
                <text:p>4.6190746641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1452261306533">
                <text:p>0.151452261306533</text:p>
              </table:table-cell>
              <table:table-cell office:value-type="float" office:value="4.6060256817323">
                <text:p>4.606025681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6467336683417">
                <text:p>0.156467336683417</text:p>
              </table:table-cell>
              <table:table-cell office:value-type="float" office:value="4.59296342702192">
                <text:p>4.5929634270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1482412060302">
                <text:p>0.161482412060302</text:p>
              </table:table-cell>
              <table:table-cell office:value-type="float" office:value="4.57983539009492">
                <text:p>4.5798353900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6497487437186">
                <text:p>0.166497487437186</text:p>
              </table:table-cell>
              <table:table-cell office:value-type="float" office:value="4.5663813480932">
                <text:p>4.566381348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151256281407">
                <text:p>0.17151256281407</text:p>
              </table:table-cell>
              <table:table-cell office:value-type="float" office:value="4.55196980079142">
                <text:p>4.5519698007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6527638190955">
                <text:p>0.176527638190955</text:p>
              </table:table-cell>
              <table:table-cell office:value-type="float" office:value="4.53706563699612">
                <text:p>4.5370656369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1542713567839">
                <text:p>0.181542713567839</text:p>
              </table:table-cell>
              <table:table-cell office:value-type="float" office:value="4.52204599698832">
                <text:p>4.5220459969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6557788944724">
                <text:p>0.186557788944724</text:p>
              </table:table-cell>
              <table:table-cell office:value-type="float" office:value="4.50693145537959">
                <text:p>4.5069314553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1572864321608">
                <text:p>0.191572864321608</text:p>
              </table:table-cell>
              <table:table-cell office:value-type="float" office:value="4.49166725423969">
                <text:p>4.4916672542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6587939698492">
                <text:p>0.196587939698492</text:p>
              </table:table-cell>
              <table:table-cell office:value-type="float" office:value="4.47640594475595">
                <text:p>4.4764059447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1603015075377">
                <text:p>0.201603015075377</text:p>
              </table:table-cell>
              <table:table-cell office:value-type="float" office:value="4.46143122184202">
                <text:p>4.4614312218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6618090452261">
                <text:p>0.206618090452261</text:p>
              </table:table-cell>
              <table:table-cell office:value-type="float" office:value="4.44764221593406">
                <text:p>4.4476422159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1633165829146">
                <text:p>0.211633165829146</text:p>
              </table:table-cell>
              <table:table-cell office:value-type="float" office:value="4.43492585567159">
                <text:p>4.4349258556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664824120603">
                <text:p>0.21664824120603</text:p>
              </table:table-cell>
              <table:table-cell office:value-type="float" office:value="4.42246506689031">
                <text:p>4.4224650668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1663316582915">
                <text:p>0.221663316582915</text:p>
              </table:table-cell>
              <table:table-cell office:value-type="float" office:value="4.41009189216624">
                <text:p>4.4100918921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6678391959799">
                <text:p>0.226678391959799</text:p>
              </table:table-cell>
              <table:table-cell office:value-type="float" office:value="4.39789927362743">
                <text:p>4.3978992736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1693467336683">
                <text:p>0.231693467336683</text:p>
              </table:table-cell>
              <table:table-cell office:value-type="float" office:value="4.38593641203306">
                <text:p>4.3859364120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6708542713568">
                <text:p>0.236708542713568</text:p>
              </table:table-cell>
              <table:table-cell office:value-type="float" office:value="4.37405074183293">
                <text:p>4.3740507418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1723618090452">
                <text:p>0.241723618090452</text:p>
              </table:table-cell>
              <table:table-cell office:value-type="float" office:value="4.36225603334268">
                <text:p>4.3622560333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6738693467337">
                <text:p>0.246738693467337</text:p>
              </table:table-cell>
              <table:table-cell office:value-type="float" office:value="4.35084468530965">
                <text:p>4.35084468530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1753768844221">
                <text:p>0.251753768844221</text:p>
              </table:table-cell>
              <table:table-cell office:value-type="float" office:value="4.34016301272544">
                <text:p>4.3401630127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768844221105">
                <text:p>0.256768844221105</text:p>
              </table:table-cell>
              <table:table-cell office:value-type="float" office:value="4.3297245877754">
                <text:p>4.329724587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178391959799">
                <text:p>0.26178391959799</text:p>
              </table:table-cell>
              <table:table-cell office:value-type="float" office:value="4.31930115723171">
                <text:p>4.3193011572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798994974874">
                <text:p>0.266798994974874</text:p>
              </table:table-cell>
              <table:table-cell office:value-type="float" office:value="4.30871612549833">
                <text:p>4.30871612549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1814070351759">
                <text:p>0.271814070351759</text:p>
              </table:table-cell>
              <table:table-cell office:value-type="float" office:value="4.29781688119558">
                <text:p>4.2978168811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6829145728643">
                <text:p>0.276829145728643</text:p>
              </table:table-cell>
              <table:table-cell office:value-type="float" office:value="4.28685676254888">
                <text:p>4.2868567625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1844221105528">
                <text:p>0.281844221105528</text:p>
              </table:table-cell>
              <table:table-cell office:value-type="float" office:value="4.27611640063092">
                <text:p>4.2761164006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6859296482412">
                <text:p>0.286859296482412</text:p>
              </table:table-cell>
              <table:table-cell office:value-type="float" office:value="4.26629790158823">
                <text:p>4.2662979015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1874371859296">
                <text:p>0.291874371859296</text:p>
              </table:table-cell>
              <table:table-cell office:value-type="float" office:value="4.25724046949439">
                <text:p>4.2572404694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6889447236181">
                <text:p>0.296889447236181</text:p>
              </table:table-cell>
              <table:table-cell office:value-type="float" office:value="4.24833773663766">
                <text:p>4.2483377366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1904522613065">
                <text:p>0.301904522613065</text:p>
              </table:table-cell>
              <table:table-cell office:value-type="float" office:value="4.23938050938026">
                <text:p>4.2393805093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691959798995">
                <text:p>0.30691959798995</text:p>
              </table:table-cell>
              <table:table-cell office:value-type="float" office:value="4.23000042637438">
                <text:p>4.2300004263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1934673366834">
                <text:p>0.311934673366834</text:p>
              </table:table-cell>
              <table:table-cell office:value-type="float" office:value="4.21985337245974">
                <text:p>4.2198533724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6949748743719">
                <text:p>0.316949748743719</text:p>
              </table:table-cell>
              <table:table-cell office:value-type="float" office:value="4.20949131620709">
                <text:p>4.2094913162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1964824120603">
                <text:p>0.321964824120603</text:p>
              </table:table-cell>
              <table:table-cell office:value-type="float" office:value="4.19927207677033">
                <text:p>4.1992720767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6979899497488">
                <text:p>0.326979899497488</text:p>
              </table:table-cell>
              <table:table-cell office:value-type="float" office:value="4.18961410482456">
                <text:p>4.1896141048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1994974874372">
                <text:p>0.331994974874372</text:p>
              </table:table-cell>
              <table:table-cell office:value-type="float" office:value="4.18025233162149">
                <text:p>4.1802523316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7010050251256">
                <text:p>0.337010050251256</text:p>
              </table:table-cell>
              <table:table-cell office:value-type="float" office:value="4.17091622255852">
                <text:p>4.17091622255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2025125628141">
                <text:p>0.342025125628141</text:p>
              </table:table-cell>
              <table:table-cell office:value-type="float" office:value="4.16140819417292">
                <text:p>4.1614081941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7040201005025">
                <text:p>0.347040201005025</text:p>
              </table:table-cell>
              <table:table-cell office:value-type="float" office:value="4.1513674197905">
                <text:p>4.151367419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205527638191">
                <text:p>0.35205527638191</text:p>
              </table:table-cell>
              <table:table-cell office:value-type="float" office:value="4.14106217449775">
                <text:p>4.1410621744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7070351758794">
                <text:p>0.357070351758794</text:p>
              </table:table-cell>
              <table:table-cell office:value-type="float" office:value="4.13077942722818">
                <text:p>4.1307794272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2085427135678">
                <text:p>0.362085427135678</text:p>
              </table:table-cell>
              <table:table-cell office:value-type="float" office:value="4.12087908772026">
                <text:p>4.1208790877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7100502512563">
                <text:p>0.367100502512563</text:p>
              </table:table-cell>
              <table:table-cell office:value-type="float" office:value="4.11178672308663">
                <text:p>4.1117867230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2115577889447">
                <text:p>0.372115577889447</text:p>
              </table:table-cell>
              <table:table-cell office:value-type="float" office:value="4.1029922105152">
                <text:p>4.102992210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7130653266332">
                <text:p>0.377130653266332</text:p>
              </table:table-cell>
              <table:table-cell office:value-type="float" office:value="4.09428355445529">
                <text:p>4.0942835544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2145728643216">
                <text:p>0.382145728643216</text:p>
              </table:table-cell>
              <table:table-cell office:value-type="float" office:value="4.08571762125002">
                <text:p>4.0857176212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71608040201">
                <text:p>0.3871608040201</text:p>
              </table:table-cell>
              <table:table-cell office:value-type="float" office:value="4.07741746548135">
                <text:p>4.0774174654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2175879396985">
                <text:p>0.392175879396985</text:p>
              </table:table-cell>
              <table:table-cell office:value-type="float" office:value="4.06920749978382">
                <text:p>4.0692074997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7190954773869">
                <text:p>0.397190954773869</text:p>
              </table:table-cell>
              <table:table-cell office:value-type="float" office:value="4.06099610931895">
                <text:p>4.0609961093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2206030150754">
                <text:p>0.402206030150754</text:p>
              </table:table-cell>
              <table:table-cell office:value-type="float" office:value="4.05268843985805">
                <text:p>4.0526884398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7221105527638">
                <text:p>0.407221105527638</text:p>
              </table:table-cell>
              <table:table-cell office:value-type="float" office:value="4.04418246631516">
                <text:p>4.0441824663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2236180904523">
                <text:p>0.412236180904523</text:p>
              </table:table-cell>
              <table:table-cell office:value-type="float" office:value="4.03560166365737">
                <text:p>4.0356016636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7251256281407">
                <text:p>0.417251256281407</text:p>
              </table:table-cell>
              <table:table-cell office:value-type="float" office:value="4.0269770414967">
                <text:p>4.026977041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2266331658291">
                <text:p>0.422266331658291</text:p>
              </table:table-cell>
              <table:table-cell office:value-type="float" office:value="4.01822946832183">
                <text:p>4.0182294683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7281407035176">
                <text:p>0.427281407035176</text:p>
              </table:table-cell>
              <table:table-cell office:value-type="float" office:value="4.00937919945932">
                <text:p>4.0093791994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229648241206">
                <text:p>0.43229648241206</text:p>
              </table:table-cell>
              <table:table-cell office:value-type="float" office:value="4.00051835985549">
                <text:p>4.0005183598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7311557788945">
                <text:p>0.437311557788945</text:p>
              </table:table-cell>
              <table:table-cell office:value-type="float" office:value="3.9917178511803">
                <text:p>3.991717851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2326633165829">
                <text:p>0.442326633165829</text:p>
              </table:table-cell>
              <table:table-cell office:value-type="float" office:value="3.9832389359649">
                <text:p>3.98323893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7341708542714">
                <text:p>0.447341708542714</text:p>
              </table:table-cell>
              <table:table-cell office:value-type="float" office:value="3.9756334821324">
                <text:p>3.97563348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2356783919598">
                <text:p>0.452356783919598</text:p>
              </table:table-cell>
              <table:table-cell office:value-type="float" office:value="3.96842649920053">
                <text:p>3.9684264992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7371859296482">
                <text:p>0.457371859296482</text:p>
              </table:table-cell>
              <table:table-cell office:value-type="float" office:value="3.96124783591607">
                <text:p>3.9612478359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2386934673367">
                <text:p>0.462386934673367</text:p>
              </table:table-cell>
              <table:table-cell office:value-type="float" office:value="3.95381227819523">
                <text:p>3.9538122781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7402010050251">
                <text:p>0.467402010050251</text:p>
              </table:table-cell>
              <table:table-cell office:value-type="float" office:value="3.9456508495993">
                <text:p>3.9456508495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2417085427136">
                <text:p>0.472417085427136</text:p>
              </table:table-cell>
              <table:table-cell office:value-type="float" office:value="3.93718505963602">
                <text:p>3.93718505963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743216080402">
                <text:p>0.47743216080402</text:p>
              </table:table-cell>
              <table:table-cell office:value-type="float" office:value="3.92880609142822">
                <text:p>3.9288060914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2447236180905">
                <text:p>0.482447236180905</text:p>
              </table:table-cell>
              <table:table-cell office:value-type="float" office:value="3.9211201379166">
                <text:p>3.9211201379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7462311557789">
                <text:p>0.487462311557789</text:p>
              </table:table-cell>
              <table:table-cell office:value-type="float" office:value="3.91429884376621">
                <text:p>3.9142988437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2477386934673">
                <text:p>0.492477386934673</text:p>
              </table:table-cell>
              <table:table-cell office:value-type="float" office:value="3.90768489032241">
                <text:p>3.9076848903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7492462311558">
                <text:p>0.497492462311558</text:p>
              </table:table-cell>
              <table:table-cell office:value-type="float" office:value="3.9010514758381">
                <text:p>3.901051475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2507537688442">
                <text:p>0.502507537688442</text:p>
              </table:table-cell>
              <table:table-cell office:value-type="float" office:value="3.89428745404152">
                <text:p>3.8942874540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7522613065327">
                <text:p>0.507522613065327</text:p>
              </table:table-cell>
              <table:table-cell office:value-type="float" office:value="3.88747370373059">
                <text:p>3.8874737037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2537688442211">
                <text:p>0.512537688442211</text:p>
              </table:table-cell>
              <table:table-cell office:value-type="float" office:value="3.8806521465672">
                <text:p>3.880652146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7552763819095">
                <text:p>0.517552763819095</text:p>
              </table:table-cell>
              <table:table-cell office:value-type="float" office:value="3.87384004781136">
                <text:p>3.8738400478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256783919598">
                <text:p>0.52256783919598</text:p>
              </table:table-cell>
              <table:table-cell office:value-type="float" office:value="3.86708451468608">
                <text:p>3.8670845146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7582914572864">
                <text:p>0.527582914572864</text:p>
              </table:table-cell>
              <table:table-cell office:value-type="float" office:value="3.8604785222499">
                <text:p>3.86047852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2597989949749">
                <text:p>0.532597989949749</text:p>
              </table:table-cell>
              <table:table-cell office:value-type="float" office:value="3.85397864236844">
                <text:p>3.8539786423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7613065326633">
                <text:p>0.537613065326633</text:p>
              </table:table-cell>
              <table:table-cell office:value-type="float" office:value="3.84771827723474">
                <text:p>3.84771827723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2628140703518">
                <text:p>0.542628140703518</text:p>
              </table:table-cell>
              <table:table-cell office:value-type="float" office:value="3.84231539984462">
                <text:p>3.8423153998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7643216080402">
                <text:p>0.547643216080402</text:p>
              </table:table-cell>
              <table:table-cell office:value-type="float" office:value="3.83756568369184">
                <text:p>3.8375656836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2658291457286">
                <text:p>0.552658291457286</text:p>
              </table:table-cell>
              <table:table-cell office:value-type="float" office:value="3.83296883353375">
                <text:p>3.8329688335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7673366834171">
                <text:p>0.557673366834171</text:p>
              </table:table-cell>
              <table:table-cell office:value-type="float" office:value="3.82845295104274">
                <text:p>3.8284529510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2688442211055">
                <text:p>0.562688442211055</text:p>
              </table:table-cell>
              <table:table-cell office:value-type="float" office:value="3.82401535390787">
                <text:p>3.8240153539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770351758794">
                <text:p>0.56770351758794</text:p>
              </table:table-cell>
              <table:table-cell office:value-type="float" office:value="3.81959974010105">
                <text:p>3.8195997401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2718592964824">
                <text:p>0.572718592964824</text:p>
              </table:table-cell>
              <table:table-cell office:value-type="float" office:value="3.81519284478285">
                <text:p>3.8151928447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7733668341709">
                <text:p>0.577733668341709</text:p>
              </table:table-cell>
              <table:table-cell office:value-type="float" office:value="3.81080889995135">
                <text:p>3.8108088999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2748743718593">
                <text:p>0.582748743718593</text:p>
              </table:table-cell>
              <table:table-cell office:value-type="float" office:value="3.80648922937735">
                <text:p>3.8064892293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7763819095477">
                <text:p>0.587763819095477</text:p>
              </table:table-cell>
              <table:table-cell office:value-type="float" office:value="3.80222185679636">
                <text:p>3.8022218567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2778894472362">
                <text:p>0.592778894472362</text:p>
              </table:table-cell>
              <table:table-cell office:value-type="float" office:value="3.79807388293144">
                <text:p>3.79807388293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7793969849246">
                <text:p>0.597793969849246</text:p>
              </table:table-cell>
              <table:table-cell office:value-type="float" office:value="3.79444293338386">
                <text:p>3.7944429333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2809045226131">
                <text:p>0.602809045226131</text:p>
              </table:table-cell>
              <table:table-cell office:value-type="float" office:value="3.79149219273845">
                <text:p>3.79149219273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7824120603015">
                <text:p>0.607824120603015</text:p>
              </table:table-cell>
              <table:table-cell office:value-type="float" office:value="3.78871760554712">
                <text:p>3.7887176055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28391959799">
                <text:p>0.6128391959799</text:p>
              </table:table-cell>
              <table:table-cell office:value-type="float" office:value="3.78594013506118">
                <text:p>3.78594013506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7854271356784">
                <text:p>0.617854271356784</text:p>
              </table:table-cell>
              <table:table-cell office:value-type="float" office:value="3.78298913435637">
                <text:p>3.7829891343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2869346733668">
                <text:p>0.622869346733668</text:p>
              </table:table-cell>
              <table:table-cell office:value-type="float" office:value="3.77980942466868">
                <text:p>3.7798094246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7884422110553">
                <text:p>0.627884422110553</text:p>
              </table:table-cell>
              <table:table-cell office:value-type="float" office:value="3.7765909189715">
                <text:p>3.776590918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2899497487437">
                <text:p>0.632899497487437</text:p>
              </table:table-cell>
              <table:table-cell office:value-type="float" office:value="3.77347711744463">
                <text:p>3.7734771174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7914572864322">
                <text:p>0.637914572864322</text:p>
              </table:table-cell>
              <table:table-cell office:value-type="float" office:value="3.77062894306625">
                <text:p>3.7706289430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2929648241206">
                <text:p>0.642929648241206</text:p>
              </table:table-cell>
              <table:table-cell office:value-type="float" office:value="3.76788527902716">
                <text:p>3.7678852790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794472361809">
                <text:p>0.64794472361809</text:p>
              </table:table-cell>
              <table:table-cell office:value-type="float" office:value="3.7651648665124">
                <text:p>3.765164866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2959798994975">
                <text:p>0.652959798994975</text:p>
              </table:table-cell>
              <table:table-cell office:value-type="float" office:value="3.76245959684162">
                <text:p>3.7624595968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7974874371859">
                <text:p>0.657974874371859</text:p>
              </table:table-cell>
              <table:table-cell office:value-type="float" office:value="3.7597796947568">
                <text:p>3.759779694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2989949748744">
                <text:p>0.662989949748744</text:p>
              </table:table-cell>
              <table:table-cell office:value-type="float" office:value="3.75711011644826">
                <text:p>3.7571101164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8005025125628">
                <text:p>0.668005025125628</text:p>
              </table:table-cell>
              <table:table-cell office:value-type="float" office:value="3.75444652670569">
                <text:p>3.7544465267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3020100502513">
                <text:p>0.673020100502513</text:p>
              </table:table-cell>
              <table:table-cell office:value-type="float" office:value="3.75180348811888">
                <text:p>3.7518034881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8035175879397">
                <text:p>0.678035175879397</text:p>
              </table:table-cell>
              <table:table-cell office:value-type="float" office:value="3.74925736654663">
                <text:p>3.7492573665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3050251256281">
                <text:p>0.683050251256281</text:p>
              </table:table-cell>
              <table:table-cell office:value-type="float" office:value="3.74688389739292">
                <text:p>3.7468838973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8065326633166">
                <text:p>0.688065326633166</text:p>
              </table:table-cell>
              <table:table-cell office:value-type="float" office:value="3.74456092235178">
                <text:p>3.7445609223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308040201005">
                <text:p>0.69308040201005</text:p>
              </table:table-cell>
              <table:table-cell office:value-type="float" office:value="3.74221623331273">
                <text:p>3.7422162333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8095477386935">
                <text:p>0.698095477386935</text:p>
              </table:table-cell>
              <table:table-cell office:value-type="float" office:value="3.73972742218852">
                <text:p>3.7397274221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3110552763819">
                <text:p>0.703110552763819</text:p>
              </table:table-cell>
              <table:table-cell office:value-type="float" office:value="3.73706712143812">
                <text:p>3.7370671214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8125628140703">
                <text:p>0.708125628140703</text:p>
              </table:table-cell>
              <table:table-cell office:value-type="float" office:value="3.73436908958682">
                <text:p>3.73436908958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3140703517588">
                <text:p>0.713140703517588</text:p>
              </table:table-cell>
              <table:table-cell office:value-type="float" office:value="3.73169594145128">
                <text:p>3.7316959414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8155778894472">
                <text:p>0.718155778894472</text:p>
              </table:table-cell>
              <table:table-cell office:value-type="float" office:value="3.72916918417726">
                <text:p>3.72916918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3170854271357">
                <text:p>0.723170854271357</text:p>
              </table:table-cell>
              <table:table-cell office:value-type="float" office:value="3.72681177472012">
                <text:p>3.7268117747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8185929648241">
                <text:p>0.728185929648241</text:p>
              </table:table-cell>
              <table:table-cell office:value-type="float" office:value="3.72448821171578">
                <text:p>3.7244882117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3201005025126">
                <text:p>0.733201005025126</text:p>
              </table:table-cell>
              <table:table-cell office:value-type="float" office:value="3.72212442718101">
                <text:p>3.7221244271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821608040201">
                <text:p>0.73821608040201</text:p>
              </table:table-cell>
              <table:table-cell office:value-type="float" office:value="3.71958158118078">
                <text:p>3.7195815811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3231155778894">
                <text:p>0.743231155778894</text:p>
              </table:table-cell>
              <table:table-cell office:value-type="float" office:value="3.7169059505929">
                <text:p>3.716905950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8246231155779">
                <text:p>0.748246231155779</text:p>
              </table:table-cell>
              <table:table-cell office:value-type="float" office:value="3.71421872289405">
                <text:p>3.7142187228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3261306532663">
                <text:p>0.753261306532663</text:p>
              </table:table-cell>
              <table:table-cell office:value-type="float" office:value="3.71161662460729">
                <text:p>3.71161662460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8276381909548">
                <text:p>0.758276381909548</text:p>
              </table:table-cell>
              <table:table-cell office:value-type="float" office:value="3.70934563454395">
                <text:p>3.7093456345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3291457286432">
                <text:p>0.763291457286432</text:p>
              </table:table-cell>
              <table:table-cell office:value-type="float" office:value="3.70730724146829">
                <text:p>3.7073072414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8306532663317">
                <text:p>0.768306532663317</text:p>
              </table:table-cell>
              <table:table-cell office:value-type="float" office:value="3.70525239216314">
                <text:p>3.7052523921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3321608040201">
                <text:p>0.773321608040201</text:p>
              </table:table-cell>
              <table:table-cell office:value-type="float" office:value="3.70288725081607">
                <text:p>3.7028872508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8336683417086">
                <text:p>0.778336683417086</text:p>
              </table:table-cell>
              <table:table-cell office:value-type="float" office:value="3.70009502887899">
                <text:p>3.7000950288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335175879397">
                <text:p>0.78335175879397</text:p>
              </table:table-cell>
              <table:table-cell office:value-type="float" office:value="3.69718324732014">
                <text:p>3.6971832473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8366834170854">
                <text:p>0.788366834170854</text:p>
              </table:table-cell>
              <table:table-cell office:value-type="float" office:value="3.69422959847769">
                <text:p>3.69422959847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3381909547739">
                <text:p>0.793381909547739</text:p>
              </table:table-cell>
              <table:table-cell office:value-type="float" office:value="3.69117959350298">
                <text:p>3.6911795935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8396984924623">
                <text:p>0.798396984924623</text:p>
              </table:table-cell>
              <table:table-cell office:value-type="float" office:value="3.68787643463851">
                <text:p>3.6878764346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03412060301507">
                <text:p>0.803412060301507</text:p>
              </table:table-cell>
              <table:table-cell office:value-type="float" office:value="3.68446005046072">
                <text:p>3.6844600504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8427135678392">
                <text:p>0.808427135678392</text:p>
              </table:table-cell>
              <table:table-cell office:value-type="float" office:value="3.6810573059048">
                <text:p>3.681057305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3442211055276">
                <text:p>0.813442211055276</text:p>
              </table:table-cell>
              <table:table-cell office:value-type="float" office:value="3.67783568233777">
                <text:p>3.6778356823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8457286432161">
                <text:p>0.818457286432161</text:p>
              </table:table-cell>
              <table:table-cell office:value-type="float" office:value="3.67496537458062">
                <text:p>3.6749653745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3472361809045">
                <text:p>0.823472361809045</text:p>
              </table:table-cell>
              <table:table-cell office:value-type="float" office:value="3.67220270795687">
                <text:p>3.6722027079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848743718593">
                <text:p>0.82848743718593</text:p>
              </table:table-cell>
              <table:table-cell office:value-type="float" office:value="3.66940622519449">
                <text:p>3.6694062251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3502512562814">
                <text:p>0.833502512562814</text:p>
              </table:table-cell>
              <table:table-cell office:value-type="float" office:value="3.66633402364094">
                <text:p>3.6663340236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8517587939698">
                <text:p>0.838517587939698</text:p>
              </table:table-cell>
              <table:table-cell office:value-type="float" office:value="3.6627404891143">
                <text:p>3.662740489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3532663316583">
                <text:p>0.843532663316583</text:p>
              </table:table-cell>
              <table:table-cell office:value-type="float" office:value="3.65897376764411">
                <text:p>3.65897376764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8547738693467">
                <text:p>0.848547738693467</text:p>
              </table:table-cell>
              <table:table-cell office:value-type="float" office:value="3.6551720326293">
                <text:p>3.655172032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3562814070352">
                <text:p>0.853562814070352</text:p>
              </table:table-cell>
              <table:table-cell office:value-type="float" office:value="3.65136288289183">
                <text:p>3.65136288289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8577889447236">
                <text:p>0.858577889447236</text:p>
              </table:table-cell>
              <table:table-cell office:value-type="float" office:value="3.64755050142013">
                <text:p>3.6475505014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3592964824121">
                <text:p>0.863592964824121</text:p>
              </table:table-cell>
              <table:table-cell office:value-type="float" office:value="3.64372886840788">
                <text:p>3.64372886840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8608040201005">
                <text:p>0.868608040201005</text:p>
              </table:table-cell>
              <table:table-cell office:value-type="float" office:value="3.63986276436759">
                <text:p>3.6398627643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3623115577889">
                <text:p>0.873623115577889</text:p>
              </table:table-cell>
              <table:table-cell office:value-type="float" office:value="3.63578238426784">
                <text:p>3.63578238426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8638190954774">
                <text:p>0.878638190954774</text:p>
              </table:table-cell>
              <table:table-cell office:value-type="float" office:value="3.6313164730735">
                <text:p>3.631316473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3653266331658">
                <text:p>0.883653266331658</text:p>
              </table:table-cell>
              <table:table-cell office:value-type="float" office:value="3.62670540327271">
                <text:p>3.6267054032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8668341708543">
                <text:p>0.888668341708543</text:p>
              </table:table-cell>
              <table:table-cell office:value-type="float" office:value="3.62195806851157">
                <text:p>3.6219580685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3683417085427">
                <text:p>0.893683417085427</text:p>
              </table:table-cell>
              <table:table-cell office:value-type="float" office:value="3.61671341127791">
                <text:p>3.6167134112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8698492462312">
                <text:p>0.898698492462312</text:p>
              </table:table-cell>
              <table:table-cell office:value-type="float" office:value="3.61087913964921">
                <text:p>3.6108791396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3713567839196">
                <text:p>0.903713567839196</text:p>
              </table:table-cell>
              <table:table-cell office:value-type="float" office:value="3.60481553321548">
                <text:p>3.6048155332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872864321608">
                <text:p>0.90872864321608</text:p>
              </table:table-cell>
              <table:table-cell office:value-type="float" office:value="3.59830837425074">
                <text:p>3.5983083742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3743718592965">
                <text:p>0.913743718592965</text:p>
              </table:table-cell>
              <table:table-cell office:value-type="float" office:value="3.58997576040845">
                <text:p>3.5899757604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8758793969849">
                <text:p>0.918758793969849</text:p>
              </table:table-cell>
              <table:table-cell office:value-type="float" office:value="3.57946454676983">
                <text:p>3.5794645467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3773869346734">
                <text:p>0.923773869346734</text:p>
              </table:table-cell>
              <table:table-cell office:value-type="float" office:value="3.5678192339962">
                <text:p>3.567819233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8788944723618">
                <text:p>0.928788944723618</text:p>
              </table:table-cell>
              <table:table-cell office:value-type="float" office:value="3.55309489706168">
                <text:p>3.5530948970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3804020100503">
                <text:p>0.933804020100503</text:p>
              </table:table-cell>
              <table:table-cell office:value-type="float" office:value="3.53308485717894">
                <text:p>3.53308485717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8819095477387">
                <text:p>0.938819095477387</text:p>
              </table:table-cell>
              <table:table-cell office:value-type="float" office:value="3.5108049859619">
                <text:p>3.5108049859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3834170854271">
                <text:p>0.943834170854271</text:p>
              </table:table-cell>
              <table:table-cell office:value-type="float" office:value="3.48493452009291">
                <text:p>3.4849345200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8849246231156">
                <text:p>0.948849246231156</text:p>
              </table:table-cell>
              <table:table-cell office:value-type="float" office:value="3.44760631953778">
                <text:p>3.4476063195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386432160804">
                <text:p>0.95386432160804</text:p>
              </table:table-cell>
              <table:table-cell office:value-type="float" office:value="3.39743358916665">
                <text:p>3.3974335891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8879396984925">
                <text:p>0.958879396984925</text:p>
              </table:table-cell>
              <table:table-cell office:value-type="float" office:value="3.32436916341346">
                <text:p>3.3243691634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3894472361809">
                <text:p>0.963894472361809</text:p>
              </table:table-cell>
              <table:table-cell office:value-type="float" office:value="3.23729027726941">
                <text:p>3.2372902772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8909547738693">
                <text:p>0.968909547738693</text:p>
              </table:table-cell>
              <table:table-cell office:value-type="float" office:value="3.13949989623235">
                <text:p>3.1394998962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3924623115578">
                <text:p>0.973924623115578</text:p>
              </table:table-cell>
              <table:table-cell office:value-type="float" office:value="3.01849761091677">
                <text:p>3.0184976109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8939698492462">
                <text:p>0.978939698492462</text:p>
              </table:table-cell>
              <table:table-cell office:value-type="float" office:value="2.88306614674432">
                <text:p>2.8830661467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3954773869347">
                <text:p>0.983954773869347</text:p>
              </table:table-cell>
              <table:table-cell office:value-type="float" office:value="2.73084134429058">
                <text:p>2.7308413442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8969849246231">
                <text:p>0.988969849246231</text:p>
              </table:table-cell>
              <table:table-cell office:value-type="float" office:value="2.55675781152541">
                <text:p>2.5567578115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3984924623116">
                <text:p>0.993984924623116</text:p>
              </table:table-cell>
              <table:table-cell office:value-type="float" office:value="2.33283332716399">
                <text:p>2.33283332716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">
                <text:p>0.999</text:p>
              </table:table-cell>
              <table:table-cell office:value-type="float" office:value="2.07348843748772">
                <text:p>2.0734884374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